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bebc6e" officeooo:paragraph-rsid="00bebc6e" style:font-size-asian="8.75pt" style:font-size-complex="10pt"/>
    </style:style>
    <style:style style:name="P2" style:family="paragraph" style:parent-style-name="Footer">
      <style:text-properties fo:font-size="10pt" officeooo:rsid="00be33e9" officeooo:paragraph-rsid="00be33e9" style:font-size-asian="8.75pt" style:font-size-complex="10pt"/>
    </style:style>
    <style:style style:name="P3" style:family="paragraph" style:parent-style-name="Preformatted_20_Text"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style:text-properties officeooo:paragraph-rsid="0040f173"/>
    </style:style>
    <style:style style:name="P4" style:family="paragraph" style:parent-style-name="Preformatted_20_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P5"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89485" style:font-name-asian="Noto Sans Mono CJK SC" style:font-size-asian="10pt" style:font-name-complex="Liberation Mono" style:font-size-complex="10pt"/>
    </style:style>
    <style:style style:name="P6"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ed390" style:font-name-asian="Noto Sans Mono CJK SC" style:font-size-asian="10pt" style:font-name-complex="Liberation Mono" style:font-size-complex="10pt"/>
    </style:style>
    <style:style style:name="P7"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ed390" style:font-name-asian="Noto Sans Mono CJK SC" style:font-size-asian="10pt" style:font-name-complex="Liberation Mono" style:font-size-complex="10pt"/>
    </style:style>
    <style:style style:name="P8"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9"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10" style:family="paragraph" style:parent-style-name="Preformatted_20_Text">
      <style:text-properties fo:font-variant="normal" fo:text-transform="none" fo:color="#000000" style:font-name="Liberation Mono" fo:font-size="9.75pt" fo:letter-spacing="normal" fo:font-style="normal" fo:font-weight="normal" officeooo:rsid="003b2bfc" officeooo:paragraph-rsid="00389485"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682d08" style:font-name-asian="Noto Sans Mono CJK SC" style:font-size-asian="10pt" style:font-name-complex="Liberation Mono" style:font-size-complex="10pt"/>
    </style:style>
    <style:style style:name="P12" style:family="paragraph" style:parent-style-name="Preformatted_20_Text">
      <style:text-properties fo:font-variant="normal" fo:text-transform="none" fo:color="#000000" style:font-name="Liberation Mono" fo:font-size="9.75pt" fo:letter-spacing="normal" fo:font-style="normal" fo:font-weight="normal" officeooo:rsid="00650bc3" officeooo:paragraph-rsid="003f01f2" style:font-name-asian="Noto Sans Mono CJK SC" style:font-size-asian="10pt" style:font-name-complex="Liberation Mono" style:font-size-complex="10pt"/>
    </style:style>
    <style:style style:name="P13" style:family="paragraph" style:parent-style-name="Preformatted_20_Text">
      <style:text-properties fo:font-variant="normal" fo:text-transform="none" fo:color="#000000" style:font-name="Liberation Mono" fo:font-size="9.75pt" fo:letter-spacing="normal" fo:font-style="normal" fo:font-weight="normal" officeooo:rsid="0040f173" officeooo:paragraph-rsid="0040f173" style:font-name-asian="Noto Sans Mono CJK SC" style:font-size-asian="10pt" style:font-name-complex="Liberation Mono" style:font-size-complex="10pt"/>
    </style:style>
    <style:style style:name="P14" style:family="paragraph" style:parent-style-name="Preformatted_20_Text">
      <style:text-properties fo:font-variant="normal" fo:text-transform="none" fo:color="#000000" style:font-name="Liberation Mono" fo:font-size="9.75pt" fo:letter-spacing="normal" fo:font-style="normal" fo:font-weight="normal" officeooo:rsid="0075f892" officeooo:paragraph-rsid="0075f892" style:font-name-asian="Noto Sans Mono CJK SC" style:font-size-asian="10pt" style:font-weight-asian="bold" style:font-name-complex="Liberation Mono" style:font-size-complex="10pt" style:font-weight-complex="bold"/>
    </style:style>
    <style:style style:name="P15" style:family="paragraph" style:parent-style-name="Preformatted_20_Text">
      <style:text-properties fo:font-variant="normal" fo:text-transform="none" fo:color="#000000" style:font-name="Liberation Mono" fo:font-size="10pt" fo:letter-spacing="normal" fo:font-style="normal" fo:font-weight="normal" officeooo:rsid="00191b00" officeooo:paragraph-rsid="00389485" style:font-name-asian="Noto Sans Mono CJK SC" style:font-size-asian="10pt" style:font-name-complex="Liberation Mono" style:font-size-complex="10pt"/>
    </style:style>
    <style:style style:name="P16"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58d88" style:font-name-asian="Noto Sans Mono CJK SC" style:font-size-asian="10pt" style:font-weight-asian="bold" style:font-name-complex="Liberation Mono" style:font-size-complex="10pt" style:font-weight-complex="bold"/>
    </style:style>
    <style:style style:name="P17"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8" style:family="paragraph" style:parent-style-name="Preformatted_20_Text">
      <style:paragraph-properties fo:text-align="center"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19" style:family="paragraph" style:parent-style-name="Preformatted_20_Text">
      <style:text-properties fo:font-variant="normal" fo:text-transform="none" style:use-window-font-color="true" style:font-name="Liberation Mono" fo:font-size="10pt" fo:letter-spacing="normal" fo:font-style="normal" fo:font-weight="bold" officeooo:rsid="00158d88" style:font-name-asian="Noto Sans Mono CJK SC" style:font-size-asian="10pt" style:font-weight-asian="bold" style:font-name-complex="Liberation Mono" style:font-size-complex="10pt" style:font-weight-complex="bold"/>
    </style:style>
    <style:style style:name="P20"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58d88" officeooo:paragraph-rsid="00132a4a" style:font-name-asian="Noto Sans Mono CJK SC" style:font-size-asian="10pt" style:font-weight-asian="bold" style:font-name-complex="Liberation Mono" style:font-size-complex="10pt" style:font-weight-complex="bold"/>
    </style:style>
    <style:style style:name="P21"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normal" officeooo:rsid="00158d88" officeooo:paragraph-rsid="00158d88" style:font-name-asian="Noto Sans Mono CJK SC" style:font-size-asian="10pt" style:font-weight-asian="normal" style:font-name-complex="Liberation Mono" style:font-size-complex="10pt" style:font-weight-complex="normal"/>
    </style:style>
    <style:style style:name="P22" style:family="paragraph" style:parent-style-name="Preformatted_20_Text">
      <style:paragraph-properties fo:text-align="start" style:justify-single-word="false"/>
      <style:text-properties officeooo:rsid="00132a4a" officeooo:paragraph-rsid="00132a4a"/>
    </style:style>
    <style:style style:name="P23" style:family="paragraph" style:parent-style-name="Preformatted_20_Text">
      <style:paragraph-properties fo:text-align="start" style:justify-single-word="false"/>
      <style:text-properties officeooo:paragraph-rsid="00132a4a"/>
    </style:style>
    <style:style style:name="P24" style:family="paragraph" style:parent-style-name="Preformatted_20_Text">
      <style:paragraph-properties fo:text-align="start" style:justify-single-word="false"/>
      <style:text-properties officeooo:paragraph-rsid="003f01f2"/>
    </style:style>
    <style:style style:name="P25" style:family="paragraph" style:parent-style-name="Preformatted_20_Text">
      <style:text-properties style:font-name="Liberation Mono" fo:font-size="10pt" officeooo:rsid="002eac81" officeooo:paragraph-rsid="00189a9b"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fo:font-weight="bold" officeooo:rsid="00132a4a" officeooo:paragraph-rsid="00132a4a" style:font-name-asian="Noto Sans Mono CJK SC" style:font-size-asian="10pt" style:font-weight-asian="bold" style:font-name-complex="Liberation Mono" style:font-size-complex="10pt" style:font-weight-complex="bold"/>
    </style:style>
    <style:style style:name="P27" style:family="paragraph" style:parent-style-name="Preformatted_20_Text">
      <style:text-properties officeooo:paragraph-rsid="00189a9b"/>
    </style:style>
    <style:style style:name="P28" style:family="paragraph" style:parent-style-name="Preformatted_20_Text">
      <style:text-properties officeooo:paragraph-rsid="00389485"/>
    </style:style>
    <style:style style:name="P29" style:family="paragraph" style:parent-style-name="Preformatted_20_Text">
      <style:text-properties officeooo:paragraph-rsid="003f01f2"/>
    </style:style>
    <style:style style:name="P30" style:family="paragraph" style:parent-style-name="Preformatted_20_Text">
      <style:text-properties officeooo:paragraph-rsid="00682d08"/>
    </style:style>
    <style:style style:name="P31" style:family="paragraph" style:parent-style-name="Preformatted_20_Text">
      <style:text-properties officeooo:paragraph-rsid="006b3785"/>
    </style:style>
    <style:style style:name="P32" style:family="paragraph" style:parent-style-name="Preformatted_20_Text">
      <style:text-properties officeooo:paragraph-rsid="00158d88"/>
    </style:style>
    <style:style style:name="P33" style:family="paragraph" style:parent-style-name="Preformatted_20_Text">
      <style:paragraph-properties fo:text-align="center" style:justify-single-word="false"/>
      <style:text-properties officeooo:paragraph-rsid="00af0b35"/>
    </style:style>
    <style:style style:name="P34" style:family="paragraph" style:parent-style-name="Preformatted_20_Text">
      <style:paragraph-properties fo:text-align="center" style:justify-single-word="false"/>
      <style:text-properties officeooo:paragraph-rsid="00ad7e63"/>
    </style:style>
    <style:style style:name="P35" style:family="paragraph" style:parent-style-name="Preformatted_20_Text">
      <style:paragraph-properties fo:text-align="center" style:justify-single-word="false"/>
      <style:text-properties officeooo:paragraph-rsid="00ab8364"/>
    </style:style>
    <style:style style:name="P36" style:family="paragraph" style:parent-style-name="Preformatted_20_Text">
      <style:paragraph-properties fo:text-align="center" style:justify-single-word="false"/>
      <style:text-properties officeooo:paragraph-rsid="00aa6be7"/>
    </style:style>
    <style:style style:name="P37" style:family="paragraph" style:parent-style-name="Preformatted_20_Text">
      <style:paragraph-properties fo:text-align="center" style:justify-single-word="false"/>
      <style:text-properties officeooo:paragraph-rsid="009f1aa8"/>
    </style:style>
    <style:style style:name="P38" style:family="paragraph" style:parent-style-name="Preformatted_20_Text">
      <style:paragraph-properties fo:text-align="center" style:justify-single-word="false"/>
      <style:text-properties officeooo:paragraph-rsid="009e3fea"/>
    </style:style>
    <style:style style:name="P39" style:family="paragraph" style:parent-style-name="Preformatted_20_Text">
      <style:paragraph-properties fo:text-align="center" style:justify-single-word="false"/>
      <style:text-properties officeooo:paragraph-rsid="00a044fb"/>
    </style:style>
    <style:style style:name="P40" style:family="paragraph" style:parent-style-name="Preformatted_20_Text">
      <style:paragraph-properties fo:text-align="center" style:justify-single-word="false"/>
      <style:text-properties officeooo:paragraph-rsid="008af3fa"/>
    </style:style>
    <style:style style:name="P41" style:family="paragraph" style:parent-style-name="Standard">
      <style:text-properties officeooo:paragraph-rsid="0075f892"/>
    </style:style>
    <style:style style:name="P42" style:family="paragraph" style:parent-style-name="Standard">
      <style:text-properties officeooo:rsid="007b05f6" officeooo:paragraph-rsid="007b05f6"/>
    </style:style>
    <style:style style:name="P43" style:family="paragraph" style:parent-style-name="Standard">
      <style:text-properties officeooo:paragraph-rsid="007b05f6"/>
    </style:style>
    <style:style style:name="P44" style:family="paragraph" style:parent-style-name="Standard">
      <style:text-properties officeooo:paragraph-rsid="007b0a52"/>
    </style:style>
    <style:style style:name="P45"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officeooo:paragraph-rsid="0075f892" style:text-blinking="false" fo:background-color="transparent" style:font-name-asian="Noto Sans Mono CJK SC" style:font-size-asian="10pt" style:font-weight-asian="bold" style:font-name-complex="Liberation Mono" style:font-size-complex="10pt" style:font-weight-complex="bold"/>
    </style:style>
    <style:style style:name="P46"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72818" style:text-blinking="false" fo:background-color="transparent" style:font-name-asian="Noto Sans Mono CJK SC" style:font-size-asian="10pt" style:font-weight-asian="bold" style:font-name-complex="Liberation Mono" style:font-size-complex="10pt" style:font-weight-complex="bold"/>
    </style:style>
    <style:style style:name="P47"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d28b6a" style:text-blinking="false" fo:background-color="transparent" style:font-name-asian="Noto Sans Mono CJK SC" style:font-size-asian="10pt" style:font-weight-asian="bold" style:font-name-complex="Liberation Mono" style:font-size-complex="10pt" style:font-weight-complex="bold"/>
    </style:style>
    <style:style style:name="P48" style:family="paragraph" style:parent-style-name="Standard">
      <style:paragraph-properties>
        <style:tab-stops>
          <style:tab-stop style:position="5.447cm"/>
        </style:tab-stops>
      </style:paragraph-properties>
      <style:text-properties officeooo:paragraph-rsid="00ad7e63"/>
    </style:style>
    <style:style style:name="P49" style:family="paragraph" style:parent-style-name="Standard">
      <style:paragraph-properties fo:text-align="center" style:justify-single-word="false"/>
      <style:text-properties officeooo:paragraph-rsid="00af0b35"/>
    </style:style>
    <style:style style:name="P50" style:family="paragraph" style:parent-style-name="Standard">
      <style:paragraph-properties fo:text-align="center" style:justify-single-word="false">
        <style:tab-stops>
          <style:tab-stop style:position="5.447cm"/>
        </style:tab-stops>
      </style:paragraph-properties>
      <style:text-properties officeooo:paragraph-rsid="00ad7e63"/>
    </style:style>
    <style:style style:name="P51" style:family="paragraph" style:parent-style-name="Standard">
      <style:paragraph-properties fo:text-align="center" style:justify-single-word="false">
        <style:tab-stops>
          <style:tab-stop style:position="5.447cm"/>
        </style:tab-stops>
      </style:paragraph-properties>
      <style:text-properties officeooo:paragraph-rsid="00ab8364"/>
    </style:style>
    <style:style style:name="P52" style:family="paragraph" style:parent-style-name="Standard">
      <style:paragraph-properties fo:text-align="center" style:justify-single-word="false">
        <style:tab-stops>
          <style:tab-stop style:position="5.447cm"/>
        </style:tab-stops>
      </style:paragraph-properties>
      <style:text-properties officeooo:paragraph-rsid="00aa6be7"/>
    </style:style>
    <style:style style:name="P53" style:family="paragraph" style:parent-style-name="Standard">
      <style:paragraph-properties fo:text-align="center" style:justify-single-word="false"/>
      <style:text-properties officeooo:paragraph-rsid="009f1aa8"/>
    </style:style>
    <style:style style:name="P54" style:family="paragraph" style:parent-style-name="Standard">
      <style:paragraph-properties fo:text-align="center" style:justify-single-word="false"/>
      <style:text-properties officeooo:paragraph-rsid="00b9872a"/>
    </style:style>
    <style:style style:name="P55" style:family="paragraph" style:parent-style-name="Standard">
      <style:paragraph-properties fo:text-align="center" style:justify-single-word="false"/>
      <style:text-properties officeooo:paragraph-rsid="009e3fea"/>
    </style:style>
    <style:style style:name="P56" style:family="paragraph" style:parent-style-name="Standard">
      <style:paragraph-properties fo:text-align="center" style:justify-single-word="false"/>
      <style:text-properties officeooo:paragraph-rsid="00a044fb"/>
    </style:style>
    <style:style style:name="P57" style:family="paragraph" style:parent-style-name="Standard">
      <style:paragraph-properties fo:text-align="center" style:justify-single-word="false"/>
      <style:text-properties officeooo:paragraph-rsid="008af3fa"/>
    </style:style>
    <style:style style:name="P58" style:family="paragraph" style:parent-style-name="Standard">
      <style:paragraph-properties fo:text-align="center" style:justify-single-word="false"/>
      <style:text-properties officeooo:paragraph-rsid="00772818"/>
    </style:style>
    <style:style style:name="P59" style:family="paragraph" style:parent-style-name="Text_20_body">
      <style:text-properties fo:font-variant="normal" fo:text-transform="none" fo:color="#000000" style:text-line-through-style="none" style:text-line-through-type="none" style:font-name="Liberation Sans" fo:font-size="9pt" fo:font-style="normal" style:text-underline-style="none" fo:font-weight="normal" officeooo:rsid="0089382c" officeooo:paragraph-rsid="0089382c" style:text-blinking="false" fo:background-color="transparent" style:font-name-asian="Noto Sans CJK SC" style:font-size-asian="7.84999990463257pt" style:font-weight-asian="normal" style:font-name-complex="Lohit Devanagari" style:font-size-complex="9pt" style:font-weight-complex="normal"/>
    </style:style>
    <style:style style:name="P60" style:family="paragraph" style:parent-style-name="Text_20_body">
      <style:text-properties fo:font-variant="normal" fo:text-transform="none" fo:color="#000000" style:text-line-through-style="none" style:text-line-through-type="none" style:font-name="Liberation Sans" fo:font-size="14pt" fo:font-style="normal" style:text-underline-style="none" fo:font-weight="bold" officeooo:rsid="007e2f9b" officeooo:paragraph-rsid="007c8c7a" style:text-blinking="false" fo:background-color="transparent" style:font-name-asian="Noto Sans CJK SC" style:font-size-asian="14pt" style:font-weight-asian="bold" style:font-name-complex="Lohit Devanagari" style:font-size-complex="14pt" style:font-weight-complex="bold"/>
    </style:style>
    <style:style style:name="P61" style:family="paragraph" style:parent-style-name="Text_20_body">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89382c" style:text-blinking="false" fo:background-color="transparent" style:font-name-asian="Noto Sans Mono CJK SC" style:font-size-asian="10pt" style:font-weight-asian="bold" style:font-name-complex="Liberation Mono" style:font-size-complex="10pt" style:font-weight-complex="bold"/>
    </style:style>
    <style:style style:name="P62" style:family="paragraph" style:parent-style-name="Text_20_body">
      <style:paragraph-properties fo:text-align="center" style:justify-single-word="false"/>
      <style:text-properties fo:font-variant="normal" fo:text-transform="none" fo:color="#000000" style:text-line-through-style="none" style:text-line-through-type="none" style:text-underline-style="none" officeooo:paragraph-rsid="0075f892" style:text-blinking="false" fo:background-color="transparent"/>
    </style:style>
    <style:style style:name="P63" style:family="paragraph" style:parent-style-name="Text_20_body">
      <style:text-properties style:font-name="Liberation Mono" fo:font-size="9pt" fo:font-weight="normal" officeooo:rsid="00bd2bcb" officeooo:paragraph-rsid="00bd2bcb" style:font-size-asian="7.84999990463257pt" style:font-weight-asian="normal" style:font-size-complex="9pt" style:font-weight-complex="normal"/>
    </style:style>
    <style:style style:name="P64" style:family="paragraph" style:parent-style-name="Text_20_body">
      <style:text-properties style:font-name="Liberation Mono" fo:font-size="9pt" fo:font-weight="normal" officeooo:rsid="00bd2bcb" officeooo:paragraph-rsid="00bd2bcb" style:font-name-asian="Noto Sans CJK SC" style:font-size-asian="7.84999990463257pt" style:font-weight-asian="normal" style:font-name-complex="Lohit Devanagari" style:font-size-complex="9pt" style:font-weight-complex="normal"/>
    </style:style>
    <style:style style:name="P65" style:family="paragraph" style:parent-style-name="Text_20_body">
      <style:text-properties style:font-name="Liberation Mono" fo:font-size="9pt" fo:font-weight="bold" style:font-name-asian="Noto Sans CJK SC" style:font-size-asian="7.84999990463257pt" style:font-weight-asian="bold" style:font-name-complex="Lohit Devanagari" style:font-size-complex="9pt" style:font-weight-complex="bold"/>
    </style:style>
    <style:style style:name="P66" style:family="paragraph" style:parent-style-name="Title">
      <style:text-properties fo:font-size="22pt" style:font-size-asian="22pt" style:font-size-complex="22pt"/>
    </style:style>
    <style:style style:name="P67" style:family="paragraph" style:parent-style-name="Preformatted_20_Text">
      <style:paragraph-properties fo:margin-top="0cm" fo:margin-bottom="0.499cm" loext:contextual-spacing="false" fo:text-align="start" style:justify-single-word="false"/>
      <style:text-properties officeooo:paragraph-rsid="0099acb7"/>
    </style:style>
    <style:style style:name="P68" style:family="paragraph" style:parent-style-name="Preformatted_20_Text">
      <style:paragraph-properties fo:margin-top="0cm" fo:margin-bottom="0.499cm" loext:contextual-spacing="false" fo:text-align="start" style:justify-single-word="false"/>
      <style:text-properties officeooo:paragraph-rsid="0099bd16"/>
    </style:style>
    <style:style style:name="P69" style:family="paragraph" style:parent-style-name="Preformatted_20_Text">
      <style:paragraph-properties fo:margin-top="0cm" fo:margin-bottom="0.499cm" loext:contextual-spacing="false" fo:text-align="start" style:justify-single-word="false"/>
      <style:text-properties officeooo:paragraph-rsid="0095e503"/>
    </style:style>
    <style:style style:name="P70" style:family="paragraph" style:parent-style-name="Preformatted_20_Text">
      <style:paragraph-properties fo:margin-top="0cm" fo:margin-bottom="0.499cm" loext:contextual-spacing="false" fo:text-align="start" style:justify-single-word="false"/>
      <style:text-properties officeooo:paragraph-rsid="00d35d50"/>
    </style:style>
    <style:style style:name="P71" style:family="paragraph" style:parent-style-name="Preformatted_20_Text">
      <style:paragraph-properties fo:margin-top="0cm" fo:margin-bottom="0.499cm" loext:contextual-spacing="false" fo:text-align="start" style:justify-single-word="false"/>
      <style:text-properties officeooo:paragraph-rsid="00ac1741"/>
    </style:style>
    <style:style style:name="P72"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ac1741" officeooo:paragraph-rsid="00ac1741" style:text-blinking="false" fo:background-color="transparent" style:font-name-asian="Noto Sans CJK SC" style:font-size-asian="10pt" style:font-weight-asian="normal" style:font-name-complex="Lohit Devanagari" style:font-size-complex="10pt" style:font-weight-complex="normal"/>
    </style:style>
    <style:style style:name="P73"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b0e374" officeooo:paragraph-rsid="00b0e374" style:text-blinking="false" fo:background-color="transparent" style:font-name-asian="Noto Sans CJK SC" style:font-size-asian="10pt" style:font-weight-asian="normal" style:font-name-complex="Lohit Devanagari" style:font-size-complex="10pt" style:font-weight-complex="normal"/>
    </style:style>
    <style:style style:name="P74"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d9105a" officeooo:paragraph-rsid="00d9105a" style:text-blinking="false" fo:background-color="transparent" style:font-name-asian="Noto Sans CJK SC" style:font-size-asian="9pt" style:font-weight-asian="normal" style:font-name-complex="Lohit Devanagari" style:font-size-complex="9pt" style:font-weight-complex="normal"/>
    </style:style>
    <style:style style:name="P75"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da9346" officeooo:paragraph-rsid="00da9346" style:text-blinking="false" fo:background-color="transparent" style:font-name-asian="Noto Sans CJK SC" style:font-size-asian="9pt" style:font-weight-asian="normal" style:font-name-complex="Lohit Devanagari" style:font-size-complex="9pt" style:font-weight-complex="normal"/>
    </style:style>
    <style:style style:name="P76"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d7e63" style:text-blinking="false" fo:background-color="transparent" style:font-name-asian="Noto Sans CJK SC" style:font-size-asian="9pt" style:font-weight-asian="normal" style:font-name-complex="Lohit Devanagari" style:font-size-complex="9pt" style:font-weight-complex="normal"/>
    </style:style>
    <style:style style:name="P77"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c1741" style:text-blinking="false" fo:background-color="transparent" style:font-name-asian="Noto Sans CJK SC" style:font-size-asian="9pt" style:font-weight-asian="normal" style:font-name-complex="Lohit Devanagari" style:font-size-complex="9pt" style:font-weight-complex="normal"/>
    </style:style>
    <style:style style:name="P78"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0e374" officeooo:paragraph-rsid="00b0e374" style:text-blinking="false" fo:background-color="transparent" style:font-name-asian="Noto Sans CJK SC" style:font-size-asian="9pt" style:font-weight-asian="normal" style:font-name-complex="Lohit Devanagari" style:font-size-complex="9pt" style:font-weight-complex="normal"/>
    </style:style>
    <style:style style:name="P79"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d7e63" officeooo:paragraph-rsid="00ad7e63" style:text-blinking="false" fo:background-color="transparent" style:font-name-asian="Noto Sans CJK SC" style:font-size-asian="9pt" style:font-weight-asian="normal" style:font-name-complex="Lohit Devanagari" style:font-size-complex="9pt" style:font-weight-complex="normal"/>
    </style:style>
    <style:style style:name="P80"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aa612" officeooo:paragraph-rsid="00baa612" style:text-blinking="false" fo:background-color="transparent" style:font-size-asian="9pt" style:font-weight-asian="normal" style:font-size-complex="9pt" style:font-weight-complex="normal"/>
    </style:style>
    <style:style style:name="P81"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d7e63" style:text-blinking="false" fo:background-color="transparent" style:font-size-asian="9pt" style:font-weight-asian="normal" style:font-size-complex="9pt" style:font-weight-complex="normal"/>
    </style:style>
    <style:style style:name="P82"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ac1741" officeooo:paragraph-rsid="00ac1741" style:text-blinking="false" fo:background-color="transparent" style:font-size-asian="9pt" style:font-weight-asian="normal" style:font-size-complex="9pt" style:font-weight-complex="normal"/>
    </style:style>
    <style:style style:name="P83" style:family="paragraph" style:parent-style-name="Preformatted_20_Text">
      <style:paragraph-properties fo:margin-top="0cm" fo:margin-bottom="0.499cm" loext:contextual-spacing="false" fo:text-align="start" style:justify-single-word="false"/>
      <style:text-properties officeooo:rsid="00d55d28" officeooo:paragraph-rsid="00d55d28"/>
    </style:style>
    <style:style style:name="P84" style:family="paragraph" style:parent-style-name="Preformatted_20_Text">
      <style:paragraph-properties fo:margin-top="0cm" fo:margin-bottom="0.499cm" loext:contextual-spacing="false" fo:text-align="start" style:justify-single-word="false"/>
      <style:text-properties fo:font-size="9pt" officeooo:paragraph-rsid="00ab2db0" style:font-size-asian="9pt" style:font-size-complex="9pt"/>
    </style:style>
    <style:style style:name="P85" style:family="paragraph" style:parent-style-name="Text_20_body">
      <style:paragraph-properties fo:margin-top="0cm" fo:margin-bottom="0.499cm" loext:contextual-spacing="false" fo:text-align="start" style:justify-single-word="false"/>
      <style:text-properties style:font-name="Liberation Mono" fo:font-size="9pt" fo:font-weight="normal" officeooo:rsid="0098acc2" officeooo:paragraph-rsid="0098acc2" style:font-size-asian="7.84999990463257pt" style:font-weight-asian="normal" style:font-size-complex="9pt" style:font-weight-complex="normal"/>
    </style:style>
    <style:style style:name="P86" style:family="paragraph" style:parent-style-name="Text_20_body">
      <style:paragraph-properties fo:margin-top="0cm" fo:margin-bottom="0.499cm" loext:contextual-spacing="false" fo:text-align="start" style:justify-single-word="false"/>
      <style:text-properties style:font-name="Liberation Mono" fo:font-size="9pt" fo:font-weight="normal" officeooo:rsid="00ab2db0" officeooo:paragraph-rsid="00ab2db0" style:font-size-asian="7.84999990463257pt" style:font-weight-asian="normal" style:font-size-complex="9pt" style:font-weight-complex="normal"/>
    </style:style>
    <style:style style:name="P87" style:family="paragraph" style:parent-style-name="Text_20_body">
      <style:paragraph-properties fo:margin-top="0cm" fo:margin-bottom="0.499cm" loext:contextual-spacing="false" fo:text-align="start" style:justify-single-word="false"/>
      <style:text-properties officeooo:paragraph-rsid="00a8be99"/>
    </style:style>
    <style:style style:name="P88"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89"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b36436" style:text-blinking="false" fo:background-color="transparent" style:font-size-asian="9pt" style:font-weight-asian="normal" style:font-size-complex="9pt" style:font-weight-complex="normal"/>
    </style:style>
    <style:style style:name="P90"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name-asian="Noto Sans CJK SC" style:font-size-asian="7.84999990463257pt" style:font-weight-asian="normal" style:font-name-complex="Lohit Devanagari" style:font-size-complex="9pt" style:font-weight-complex="normal"/>
    </style:style>
    <style:style style:name="P91"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7d185" officeooo:paragraph-rsid="00b7d185" style:text-blinking="false" fo:background-color="transparent" style:font-name-asian="Noto Sans CJK SC" style:font-size-asian="7.84999990463257pt" style:font-weight-asian="normal" style:font-name-complex="Lohit Devanagari" style:font-size-complex="9pt" style:font-weight-complex="normal"/>
    </style:style>
    <style:style style:name="P92"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7.84999990463257pt" style:font-weight-asian="normal" style:font-name-complex="Lohit Devanagari" style:font-size-complex="9pt" style:font-weight-complex="normal"/>
    </style:style>
    <style:style style:name="P93"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509cf" officeooo:paragraph-rsid="00b509cf" style:text-blinking="false" fo:background-color="transparent" style:font-name-asian="Noto Sans CJK SC" style:font-size-asian="7.84999990463257pt" style:font-weight-asian="normal" style:font-name-complex="Lohit Devanagari" style:font-size-complex="9pt" style:font-weight-complex="normal"/>
    </style:style>
    <style:style style:name="P94"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name-asian="Noto Sans CJK SC" style:font-size-asian="9pt" style:font-weight-asian="normal" style:font-name-complex="Lohit Devanagari" style:font-size-complex="9pt" style:font-weight-complex="normal"/>
    </style:style>
    <style:style style:name="P95"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b36436" style:text-blinking="false" fo:background-color="transparent" style:font-name-asian="Noto Sans CJK SC" style:font-size-asian="9pt" style:font-weight-asian="normal" style:font-name-complex="Lohit Devanagari" style:font-size-complex="9pt" style:font-weight-complex="normal"/>
    </style:style>
    <style:style style:name="P96"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9pt" style:font-weight-asian="normal" style:font-name-complex="Lohit Devanagari" style:font-size-complex="9pt" style:font-weight-complex="normal"/>
    </style:style>
    <style:style style:name="P97" style:family="paragraph" style:parent-style-name="Heading_20_1">
      <style:paragraph-properties fo:margin-top="0cm" fo:margin-bottom="0.499cm" loext:contextual-spacing="false" fo:text-align="start" style:justify-single-word="false"/>
      <style:text-properties officeooo:paragraph-rsid="009b4ad1"/>
    </style:style>
    <style:style style:name="P98" style:family="paragraph" style:parent-style-name="Heading_20_1">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99" style:family="paragraph" style:parent-style-name="Heading_20_1">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509cf" style:text-blinking="false" fo:background-color="transparent" style:font-size-asian="7.84999990463257pt" style:font-weight-asian="normal" style:font-size-complex="9pt" style:font-weight-complex="normal"/>
    </style:style>
    <style:style style:name="P100" style:family="paragraph" style:parent-style-name="Contents_20_1">
      <style:paragraph-properties>
        <style:tab-stops>
          <style:tab-stop style:position="15.722cm" style:type="right" style:leader-style="dotted" style:leader-text="."/>
        </style:tab-stops>
      </style:paragraph-properties>
    </style:style>
    <style:style style:name="P101" style:family="paragraph" style:parent-style-name="Contents_20_2">
      <style:paragraph-properties>
        <style:tab-stops>
          <style:tab-stop style:position="15.222cm" style:type="right" style:leader-style="dotted" style:leader-text="."/>
        </style:tab-stops>
      </style:paragraph-properties>
    </style:style>
    <style:style style:name="P102" style:family="paragraph" style:parent-style-name="Heading_20_1">
      <style:text-properties style:font-name="Liberation Sans Serif" fo:font-size="16pt" fo:font-weight="bold" style:font-name-asian="Noto Sans CJK SC" style:font-size-asian="16pt" style:font-weight-asian="bold" style:font-name-complex="Lohit Devanagari" style:font-size-complex="16pt" style:font-weight-complex="bold"/>
    </style:style>
    <style:style style:name="P103" style:family="paragraph" style:parent-style-name="Preformatted_20_Text">
      <style:paragraph-properties fo:break-before="page"/>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10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b9872a" style:text-blinking="false" fo:background-color="transparent"/>
    </style:style>
    <style:style style:name="P106" style:family="paragraph" style:parent-style-name="Text_20_body">
      <style:paragraph-properties fo:margin-top="0cm" fo:margin-bottom="0cm" loext:contextual-spacing="false" fo:line-height="138%" fo:text-align="center" style:justify-single-word="false" style:writing-mode="lr-tb"/>
    </style:style>
    <style:style style:name="P107" style:family="paragraph" style:parent-style-name="Text_20_body">
      <style:paragraph-properties fo:margin-top="0cm" fo:margin-bottom="0cm" loext:contextual-spacing="false" fo:line-height="138%" fo:text-align="center" style:justify-single-word="false" style:writing-mode="lr-tb"/>
      <style:text-properties officeooo:paragraph-rsid="00b9872a"/>
    </style:style>
    <style:style style:name="P108" style:family="paragraph" style:parent-style-name="Contents_20_1">
      <style:paragraph-properties>
        <style:tab-stops>
          <style:tab-stop style:position="15.722cm" style:type="right" style:leader-style="dotted" style:leader-text="."/>
        </style:tab-stops>
      </style:paragraph-properties>
    </style:style>
    <style:style style:name="P109" style:family="paragraph" style:parent-style-name="Contents_20_2">
      <style:paragraph-properties>
        <style:tab-stops>
          <style:tab-stop style:position="15.222cm" style:type="right" style:leader-style="dotted" style:leader-text="."/>
        </style:tab-stops>
      </style:paragraph-properties>
    </style:style>
    <style:style style:name="P110" style:family="paragraph" style:parent-style-name="Heading_20_1" style:list-style-name="L1"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ab-stops>
          <style:tab-stop style:position="-0.476cm"/>
        </style:tab-stops>
      </style:paragraph-properties>
      <style:text-properties style:font-name="Liberation Sans" fo:font-size="16pt" fo:font-weight="bold" officeooo:rsid="00158d88" officeooo:paragraph-rsid="00158d88" style:font-name-asian="Noto Sans CJK SC" style:font-size-asian="16pt" style:font-weight-asian="bold" style:font-name-complex="Lohit Devanagari" style:font-size-complex="16pt" style:font-weight-complex="bold"/>
    </style:style>
    <style:style style:name="P111" style:family="paragraph" style:parent-style-name="Heading_20_1" style:list-style-name="L1">
      <loext:graphic-properties draw:fill="none"/>
      <style:paragraph-properties fo:margin-left="0cm" fo:margin-right="0cm" fo:margin-top="0.423cm" fo:margin-bottom="0.212cm" loext:contextual-spacing="false" fo:text-indent="0cm" style:auto-text-indent="false" fo:break-before="page" fo:background-color="transparent">
        <style:tab-stops>
          <style:tab-stop style:position="-0.476cm"/>
        </style:tab-stops>
      </style:paragraph-properties>
      <style:text-properties officeooo:paragraph-rsid="00158d88"/>
    </style:style>
    <style:style style:name="P112" style:family="paragraph" style:parent-style-name="Heading_20_1">
      <style:paragraph-properties fo:margin-top="0cm" fo:margin-bottom="0.499cm" loext:contextual-spacing="false" fo:text-align="start" style:justify-single-word="false"/>
      <style:text-properties officeooo:paragraph-rsid="00fb9615"/>
    </style:style>
    <style:style style:name="P113" style:family="paragraph" style:parent-style-name="Heading_20_2">
      <style:text-properties officeooo:paragraph-rsid="003df87a"/>
    </style:style>
    <style:style style:name="P114" style:family="paragraph" style:parent-style-name="Heading_20_2">
      <style:text-properties officeooo:paragraph-rsid="006b3785"/>
    </style:style>
    <style:style style:name="P115" style:family="paragraph" style:parent-style-name="Heading_20_2">
      <style:text-properties officeooo:paragraph-rsid="007c8c7a"/>
    </style:style>
    <style:style style:name="P116" style:family="paragraph" style:parent-style-name="Heading_20_2">
      <style:paragraph-properties fo:margin-top="0cm" fo:margin-bottom="0.499cm" loext:contextual-spacing="false" fo:text-align="start" style:justify-single-word="false"/>
      <style:text-properties officeooo:paragraph-rsid="009715ce"/>
    </style:style>
    <style:style style:name="P117" style:family="paragraph" style:parent-style-name="Heading_20_2">
      <style:paragraph-properties fo:margin-top="0cm" fo:margin-bottom="0.499cm" loext:contextual-spacing="false" fo:text-align="start" style:justify-single-word="false"/>
      <style:text-properties officeooo:paragraph-rsid="00a8be99"/>
    </style:style>
    <style:style style:name="P118" style:family="paragraph" style:parent-style-name="Preformatted_20_Text">
      <style:paragraph-properties fo:margin-top="0cm" fo:margin-bottom="0.499cm" loext:contextual-spacing="false"/>
    </style:style>
    <style:style style:name="P119"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89382c" officeooo:paragraph-rsid="008af3fa" style:text-blinking="false" fo:background-color="transparent" style:font-name-asian="Noto Sans CJK SC" style:font-size-asian="10pt" style:font-weight-asian="normal" style:font-name-complex="Lohit Devanagari" style:font-size-complex="10pt" style:font-weight-complex="normal"/>
    </style:style>
    <style:style style:name="P120"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89382c" officeooo:paragraph-rsid="00a044fb" style:text-blinking="false" fo:background-color="transparent" style:font-name-asian="Noto Sans CJK SC" style:font-size-asian="10pt" style:font-weight-asian="normal" style:font-name-complex="Lohit Devanagari" style:font-size-complex="10pt" style:font-weight-complex="normal"/>
    </style:style>
    <style:style style:name="P121"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89382c" officeooo:paragraph-rsid="00af0b35" style:text-blinking="false" fo:background-color="transparent" style:font-name-asian="Noto Sans CJK SC" style:font-size-asian="10pt" style:font-weight-asian="normal" style:font-name-complex="Lohit Devanagari" style:font-size-complex="10pt" style:font-weight-complex="normal"/>
    </style:style>
    <style:style style:name="P122"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d77a99" officeooo:paragraph-rsid="00d77a99" style:text-blinking="false" fo:background-color="transparent" style:font-name-asian="Noto Sans CJK SC" style:font-size-asian="10pt" style:font-weight-asian="normal" style:font-name-complex="Lohit Devanagari" style:font-size-complex="10pt" style:font-weight-complex="normal"/>
    </style:style>
    <style:style style:name="P123"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9e3fea" style:text-blinking="false" fo:background-color="transparent" style:font-name-asian="Noto Sans CJK SC" style:font-size-asian="10pt" style:font-weight-asian="normal" style:font-name-complex="Lohit Devanagari" style:font-size-complex="10pt" style:font-weight-complex="normal"/>
    </style:style>
    <style:style style:name="P124"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9f1aa8" style:text-blinking="false" fo:background-color="transparent" style:font-name-asian="Noto Sans CJK SC" style:font-size-asian="10pt" style:font-weight-asian="normal" style:font-name-complex="Lohit Devanagari" style:font-size-complex="10pt" style:font-weight-complex="normal"/>
    </style:style>
    <style:style style:name="P125"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aa6be7" style:text-blinking="false" fo:background-color="transparent" style:font-name-asian="Noto Sans CJK SC" style:font-size-asian="10pt" style:font-weight-asian="normal" style:font-name-complex="Lohit Devanagari" style:font-size-complex="10pt" style:font-weight-complex="normal"/>
    </style:style>
    <style:style style:name="P126"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ab8364" style:text-blinking="false" fo:background-color="transparent" style:font-name-asian="Noto Sans CJK SC" style:font-size-asian="10pt" style:font-weight-asian="normal" style:font-name-complex="Lohit Devanagari" style:font-size-complex="10pt" style:font-weight-complex="normal"/>
    </style:style>
    <style:style style:name="P127"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ad7e63" style:text-blinking="false" fo:background-color="transparent" style:font-name-asian="Noto Sans CJK SC" style:font-size-asian="10pt" style:font-weight-asian="normal" style:font-name-complex="Lohit Devanagari" style:font-size-complex="10pt" style:font-weight-complex="normal"/>
    </style:style>
    <style:style style:name="P128"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108bcf1" style:text-blinking="false" fo:background-color="transparent" style:font-name-asian="Noto Sans CJK SC" style:font-size-asian="10pt" style:font-weight-asian="normal" style:font-name-complex="Lohit Devanagari" style:font-size-complex="10pt" style:font-weight-complex="normal"/>
    </style:style>
    <style:style style:name="P129"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10d14ec" style:text-blinking="false" fo:background-color="transparent" style:font-name-asian="Noto Sans CJK SC" style:font-size-asian="10pt" style:font-weight-asian="normal" style:font-name-complex="Lohit Devanagari" style:font-size-complex="10pt" style:font-weight-complex="normal"/>
    </style:style>
    <style:style style:name="P130"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10db0a3" style:text-blinking="false" fo:background-color="transparent" style:font-name-asian="Noto Sans CJK SC" style:font-size-asian="10pt" style:font-weight-asian="normal" style:font-name-complex="Lohit Devanagari" style:font-size-complex="10pt" style:font-weight-complex="normal"/>
    </style:style>
    <style:style style:name="P131"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d55d28" officeooo:paragraph-rsid="00d35d50" style:text-blinking="false" fo:background-color="transparent" style:font-name-asian="Noto Sans CJK SC" style:font-size-asian="9pt" style:font-weight-asian="normal" style:font-name-complex="Lohit Devanagari" style:font-size-complex="9pt" style:font-weight-complex="normal"/>
    </style:style>
    <style:style style:name="P132"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105ec7d" officeooo:paragraph-rsid="0105ec7d" style:text-blinking="false" fo:background-color="transparent" style:font-name-asian="Noto Sans CJK SC" style:font-size-asian="7.84999990463257pt" style:font-weight-asian="normal" style:font-name-complex="Lohit Devanagari" style:font-size-complex="9pt" style:font-weight-complex="normal"/>
    </style:style>
    <style:style style:name="P133" style:family="paragraph" style:parent-style-name="Preformatted_20_Text">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105ec7d" officeooo:paragraph-rsid="0107982e" style:text-blinking="false" fo:background-color="transparent" style:font-name-asian="Noto Sans CJK SC" style:font-size-asian="7.84999990463257pt" style:font-weight-asian="normal" style:font-name-complex="Lohit Devanagari" style:font-size-complex="9pt" style:font-weight-complex="normal"/>
    </style:style>
    <style:style style:name="P134" style:family="paragraph" style:parent-style-name="Preformatted_20_Text">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fb9615" officeooo:paragraph-rsid="00fb9615" style:text-blinking="false" fo:background-color="transparent" style:font-size-asian="9pt" style:font-weight-asian="normal" style:font-size-complex="9pt" style:font-weight-complex="normal"/>
    </style:style>
    <style:style style:name="P135" style:family="paragraph" style:parent-style-name="Preformatted_20_Text">
      <style:paragraph-properties fo:margin-top="0cm" fo:margin-bottom="0.499cm" loext:contextual-spacing="false" fo:text-align="center" style:justify-single-word="false"/>
      <style:text-properties officeooo:paragraph-rsid="0107982e"/>
    </style:style>
    <style:style style:name="P136" style:family="paragraph" style:parent-style-name="Preformatted_20_Text">
      <style:paragraph-properties fo:margin-top="0cm" fo:margin-bottom="0.499cm" loext:contextual-spacing="false" fo:text-align="center" style:justify-single-word="false"/>
      <style:text-properties officeooo:paragraph-rsid="0108bcf1"/>
    </style:style>
    <style:style style:name="P137" style:family="paragraph" style:parent-style-name="Preformatted_20_Text">
      <style:paragraph-properties fo:margin-top="0cm" fo:margin-bottom="0.499cm" loext:contextual-spacing="false" fo:text-align="center" style:justify-single-word="false"/>
      <style:text-properties officeooo:paragraph-rsid="010d14ec"/>
    </style:style>
    <style:style style:name="P138" style:family="paragraph" style:parent-style-name="Preformatted_20_Text">
      <style:text-properties officeooo:paragraph-rsid="01008b35"/>
    </style:style>
    <style:style style:name="P139" style:family="paragraph" style:parent-style-name="Preformatted_20_Text">
      <style:text-properties officeooo:paragraph-rsid="0102525d"/>
    </style:style>
    <style:style style:name="P140" style:family="paragraph" style:parent-style-name="Preformatted_20_Text">
      <style:text-properties officeooo:paragraph-rsid="0102d70f"/>
    </style:style>
    <style:style style:name="P141" style:family="paragraph" style:parent-style-name="Preformatted_20_Text">
      <style:text-properties officeooo:paragraph-rsid="01098773"/>
    </style:style>
    <style:style style:name="P142" style:family="paragraph" style:parent-style-name="Preformatted_20_Text">
      <style:text-properties officeooo:paragraph-rsid="01098dd5"/>
    </style:style>
    <style:style style:name="P143"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4"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9pt" fo:font-style="normal" style:text-underline-style="none" fo:font-weight="normal" officeooo:rsid="010499b1" officeooo:paragraph-rsid="010499b1" style:text-blinking="false" fo:background-color="transparent" style:font-size-asian="9pt" style:font-size-complex="9pt"/>
    </style:style>
    <style:style style:name="P145"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9pt" fo:font-style="normal" style:text-underline-style="none" fo:font-weight="normal" officeooo:rsid="010499b1" officeooo:paragraph-rsid="010499b1" style:text-blinking="false" fo:background-color="transparent" style:font-size-asian="7.84999990463257pt" style:font-size-complex="9pt"/>
    </style:style>
    <style:style style:name="P146" style:family="paragraph" style:parent-style-name="Text_20_body">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Arial" fo:font-size="11pt" fo:font-style="normal" style:text-underline-style="none" fo:font-weight="normal" officeooo:rsid="0099acb7" officeooo:paragraph-rsid="00b9872a" style:text-blinking="false" fo:background-color="transparent" style:font-name-asian="Noto Sans CJK SC" style:font-size-asian="7.84999990463257pt" style:font-weight-asian="normal" style:font-name-complex="Lohit Devanagari" style:font-size-complex="9pt" style:font-weight-complex="normal"/>
    </style:style>
    <style:style style:name="P147"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fb9615" style:text-blinking="false" fo:background-color="transparent" style:font-size-asian="9pt" style:font-weight-asian="normal" style:font-size-complex="9pt" style:font-weight-complex="normal"/>
    </style:style>
    <style:style style:name="P148" style:family="paragraph" style:parent-style-name="Text_20_body">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9pt" style:font-weight-asian="normal" style:font-name-complex="Lohit Devanagari" style:font-size-complex="9pt" style:font-weight-complex="normal"/>
    </style:style>
    <style:style style:name="T1" style:family="text">
      <style:text-properties fo:font-variant="normal" fo:text-transform="none" fo:color="#000000" fo:font-size="9.75pt" fo:letter-spacing="normal" fo:font-style="normal" fo:font-weight="normal"/>
    </style:style>
    <style:style style:name="T2" style:family="text">
      <style:text-properties fo:font-variant="normal" fo:text-transform="none" fo:color="#000000" fo:font-size="9.75pt" fo:letter-spacing="normal" fo:font-style="normal" fo:font-weight="normal" officeooo:rsid="00389485"/>
    </style:style>
    <style:style style:name="T3" style:family="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T4" style:family="text">
      <style:text-properties fo:font-variant="normal" fo:text-transform="none" fo:color="#000000" style:font-name="Liberation Mono" fo:font-size="9.75pt" fo:letter-spacing="normal" fo:font-style="normal" fo:font-weight="normal" officeooo:rsid="003b2bfc" style:font-name-asian="Noto Sans Mono CJK SC" style:font-size-asian="10pt" style:font-name-complex="Liberation Mono" style:font-size-complex="10pt"/>
    </style:style>
    <style:style style:name="T5" style:family="text">
      <style:text-properties fo:font-variant="normal" fo:text-transform="none" fo:color="#000000" style:font-name="Liberation Mono" fo:font-size="9.75pt" fo:letter-spacing="normal" fo:font-style="normal" fo:font-weight="normal" officeooo:rsid="003ed390" style:font-name-asian="Noto Sans Mono CJK SC" style:font-size-asian="10pt" style:font-name-complex="Liberation Mono" style:font-size-complex="10pt"/>
    </style:style>
    <style:style style:name="T6" style:family="text">
      <style:text-properties fo:font-variant="normal" fo:text-transform="none" fo:color="#000000" style:font-name="Liberation Mono" fo:font-size="9.75pt" fo:letter-spacing="normal" fo:font-style="normal" fo:font-weight="normal" officeooo:rsid="003f01f2" style:font-name-asian="Noto Sans Mono CJK SC" style:font-size-asian="10pt" style:font-name-complex="Liberation Mono" style:font-size-complex="10pt"/>
    </style:style>
    <style:style style:name="T7" style:family="text">
      <style:text-properties fo:font-variant="normal" fo:text-transform="none" fo:color="#000000" style:font-name="Liberation Mono" fo:font-size="9.75pt" fo:letter-spacing="normal" fo:font-style="normal" fo:font-weight="normal" officeooo:rsid="0040f173" style:font-name-asian="Noto Sans Mono CJK SC" style:font-size-asian="10pt" style:font-name-complex="Liberation Mono" style:font-size-complex="10pt"/>
    </style:style>
    <style:style style:name="T8" style:family="text">
      <style:text-properties fo:font-variant="normal" fo:text-transform="none" fo:color="#000000" style:font-name="Liberation Mono" fo:font-size="9.75pt" fo:letter-spacing="normal" fo:font-style="normal" fo:font-weight="normal" officeooo:rsid="0064a86f" style:font-name-asian="Noto Sans Mono CJK SC" style:font-size-asian="10pt" style:font-name-complex="Liberation Mono" style:font-size-complex="10pt"/>
    </style:style>
    <style:style style:name="T9" style:family="text">
      <style:text-properties fo:font-variant="normal" fo:text-transform="none" fo:color="#000000" style:font-name="Liberation Mono" fo:font-size="9.75pt" fo:letter-spacing="normal" fo:font-style="normal" fo:font-weight="normal" officeooo:rsid="00650bc3" style:font-name-asian="Noto Sans Mono CJK SC" style:font-size-asian="10pt" style:font-name-complex="Liberation Mono" style:font-size-complex="10pt"/>
    </style:style>
    <style:style style:name="T10" style:family="text">
      <style:text-properties fo:font-variant="normal" fo:text-transform="none" fo:color="#000000" style:font-name="Liberation Mono" fo:font-size="9.75pt" fo:letter-spacing="normal" fo:font-style="normal" fo:font-weight="normal" officeooo:rsid="00663504" style:font-name-asian="Noto Sans Mono CJK SC" style:font-size-asian="10pt" style:font-name-complex="Liberation Mono" style:font-size-complex="10pt"/>
    </style:style>
    <style:style style:name="T11" style:family="text">
      <style:text-properties fo:font-variant="normal" fo:text-transform="none" fo:color="#000000" style:font-name="Liberation Mono" fo:font-size="9.75pt" fo:letter-spacing="normal" fo:font-style="normal" fo:font-weight="normal" officeooo:rsid="00682d08" style:font-name-asian="Noto Sans Mono CJK SC" style:font-size-asian="10pt" style:font-name-complex="Liberation Mono" style:font-size-complex="10pt"/>
    </style:style>
    <style:style style:name="T12" style:family="text">
      <style:text-properties fo:font-variant="normal" fo:text-transform="none" fo:color="#000000" style:font-name="Liberation Mono" fo:font-size="9.75pt" fo:letter-spacing="normal" fo:font-style="normal" fo:font-weight="normal" officeooo:rsid="00c295ed" style:font-name-asian="Noto Sans Mono CJK SC" style:font-size-asian="10pt" style:font-name-complex="Liberation Mono" style:font-size-complex="10pt"/>
    </style:style>
    <style:style style:name="T13" style:family="text">
      <style:text-properties fo:font-variant="normal" fo:text-transform="none" fo:color="#000000" style:font-name="Liberation Mono" fo:font-size="9.75pt" fo:letter-spacing="normal" fo:font-style="normal" fo:font-weight="normal" officeooo:rsid="00ce08ef" style:font-name-asian="Noto Sans Mono CJK SC" style:font-size-asian="10pt" style:font-name-complex="Liberation Mono" style:font-size-complex="10pt"/>
    </style:style>
    <style:style style:name="T14" style:family="text">
      <style:text-properties fo:font-variant="normal" fo:text-transform="none" fo:color="#000000" style:font-name="Liberation Mono" fo:font-size="9.75pt" fo:letter-spacing="normal" fo:font-style="normal" fo:font-weight="normal" officeooo:rsid="006b3785" style:font-name-asian="Noto Sans Mono CJK SC" style:font-size-asian="10pt" style:font-weight-asian="bold" style:font-name-complex="Liberation Mono" style:font-size-complex="10pt" style:font-weight-complex="bold"/>
    </style:style>
    <style:style style:name="T15" style:family="text">
      <style:text-properties fo:font-variant="normal" fo:text-transform="none" fo:color="#000000" style:font-name="Liberation Mono" fo:font-size="9.75pt" fo:letter-spacing="normal" fo:font-style="normal" fo:font-weight="normal" officeooo:rsid="006d0822" style:font-name-asian="Noto Sans Mono CJK SC" style:font-size-asian="10pt" style:font-weight-asian="bold" style:font-name-complex="Liberation Mono" style:font-size-complex="10pt" style:font-weight-complex="bold"/>
    </style:style>
    <style:style style:name="T16" style:family="text">
      <style:text-properties fo:font-variant="normal" fo:text-transform="none" fo:color="#000000"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7"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8"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1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a5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2"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1212e"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3"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4"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5"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509cf"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6"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6c38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27" style:family="text">
      <style:text-properties fo:font-variant="normal" fo:text-transform="none" fo:color="#000000" style:text-line-through-style="none" style:text-line-through-type="none" style:font-name="Liberation Mono" fo:font-size="9pt" fo:font-style="normal" style:text-underline-style="none" fo:font-weight="normal"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28" style:family="text">
      <style:text-properties fo:font-variant="normal" fo:text-transform="none" fo:color="#000000" style:text-line-through-style="none" style:text-line-through-type="none" style:font-name="Liberation Mono" fo:font-size="9pt" fo:font-style="normal" style:text-underline-style="none" fo:font-weight="normal" officeooo:rsid="008b3b97"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29" style:family="text">
      <style:text-properties fo:font-variant="normal" fo:text-transform="none" fo:color="#000000" style:text-line-through-style="none" style:text-line-through-type="none" style:font-name="Liberation Mono" fo:font-size="9pt" fo:font-style="normal" style:text-underline-style="none" fo:font-weight="normal" officeooo:rsid="008d306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0" style:family="text">
      <style:text-properties fo:font-variant="normal" fo:text-transform="none" fo:color="#000000" style:text-line-through-style="none" style:text-line-through-type="none" style:font-name="Liberation Mono" fo:font-size="9pt" fo:font-style="normal" style:text-underline-style="none" fo:font-weight="normal" officeooo:rsid="008dd63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1" style:family="text">
      <style:text-properties fo:font-variant="normal" fo:text-transform="none" fo:color="#000000" style:text-line-through-style="none" style:text-line-through-type="none" style:font-name="Liberation Mono" fo:font-size="9pt" fo:font-style="normal" style:text-underline-style="none" fo:font-weight="normal" officeooo:rsid="008e94d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2" style:family="text">
      <style:text-properties fo:font-variant="normal" fo:text-transform="none" fo:color="#000000" style:text-line-through-style="none" style:text-line-through-type="none" style:font-name="Liberation Mono" fo:font-size="9pt" fo:font-style="normal" style:text-underline-style="none" fo:font-weight="normal" officeooo:rsid="009041e9"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3" style:family="text">
      <style:text-properties fo:font-variant="normal" fo:text-transform="none" fo:color="#000000" style:text-line-through-style="none" style:text-line-through-type="none" style:font-name="Liberation Mono" fo:font-size="9pt" fo:font-style="normal" style:text-underline-style="none" fo:font-weight="normal" officeooo:rsid="0090b5d4"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4" style:family="text">
      <style:text-properties fo:font-variant="normal" fo:text-transform="none" fo:color="#000000" style:text-line-through-style="none" style:text-line-through-type="none" style:font-name="Liberation Mono" fo:font-size="9pt" fo:font-style="normal" style:text-underline-style="none" fo:font-weight="normal" officeooo:rsid="009d0afa"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5" style:family="text">
      <style:text-properties fo:font-variant="normal" fo:text-transform="none" fo:color="#000000" style:text-line-through-style="none" style:text-line-through-type="none" style:font-name="Liberation Mono" fo:font-size="9pt" fo:font-style="normal" style:text-underline-style="none" fo:font-weight="normal" officeooo:rsid="00b7bd51"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6" style:family="text">
      <style:text-properties fo:font-variant="normal" fo:text-transform="none" fo:color="#000000" style:text-line-through-style="none" style:text-line-through-type="none" style:font-name="Liberation Mono" fo:font-size="9pt" fo:font-style="normal" style:text-underline-style="none" fo:font-weight="normal" officeooo:rsid="00d35d50"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7" style:family="text">
      <style:text-properties fo:font-variant="normal" fo:text-transform="none" fo:color="#000000" style:text-line-through-style="none" style:text-line-through-type="none" style:font-name="Liberation Mono" fo:font-size="9pt" fo:font-style="normal" style:text-underline-style="none" fo:font-weight="normal" officeooo:rsid="00d55d28"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8" style:family="text">
      <style:text-properties fo:font-variant="normal" fo:text-transform="none" fo:color="#000000" style:text-line-through-style="none" style:text-line-through-type="none" style:font-name="Liberation Mono" fo:font-size="9pt" fo:font-style="normal" style:text-underline-style="none" fo:font-weight="normal" officeooo:rsid="00ad7e63"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39" style:family="text">
      <style:text-properties fo:font-variant="normal" fo:text-transform="none" fo:color="#000000" style:text-line-through-style="none" style:text-line-through-type="none" style:font-name="Liberation Mono" fo:font-size="9pt" fo:font-style="normal" style:text-underline-style="none" fo:font-weight="normal" officeooo:rsid="00df104e"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0" style:family="text">
      <style:text-properties fo:font-variant="normal" fo:text-transform="none" fo:color="#000000" style:text-line-through-style="none" style:text-line-through-type="none" style:font-name="Liberation Mono" fo:font-size="9pt" fo:font-style="normal" style:text-underline-style="none" fo:font-weight="normal" officeooo:rsid="00ac1741"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41" style:family="text">
      <style:text-properties fo:font-variant="normal" fo:text-transform="none" fo:color="#000000" style:text-line-through-style="none" style:text-line-through-type="none" style:font-name="Liberation Mono" fo:font-size="9pt" fo:font-style="normal" style:text-underline-style="none" fo:font-weight="normal" officeooo:rsid="0099acb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2" style:family="text">
      <style:text-properties fo:font-variant="normal" fo:text-transform="none" fo:color="#000000" style:text-line-through-style="none" style:text-line-through-type="none" style:font-name="Liberation Mono" fo:font-size="9pt" fo:font-style="normal" style:text-underline-style="none" fo:font-weight="normal" officeooo:rsid="009aa4c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3" style:family="text">
      <style:text-properties fo:font-variant="normal" fo:text-transform="none" fo:color="#000000" style:text-line-through-style="none" style:text-line-through-type="none" style:font-name="Liberation Mono" fo:font-size="9pt" fo:font-style="normal" style:text-underline-style="none" fo:font-weight="normal" officeooo:rsid="009b4ad1"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4" style:family="text">
      <style:text-properties fo:font-variant="normal" fo:text-transform="none" fo:color="#000000" style:text-line-through-style="none" style:text-line-through-type="none" style:font-name="Liberation Mono" fo:font-size="9pt" fo:font-style="normal" style:text-underline-style="none" fo:font-weight="normal" officeooo:rsid="00a6ba20"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5" style:family="text">
      <style:text-properties fo:font-variant="normal" fo:text-transform="none" fo:color="#000000" style:text-line-through-style="none" style:text-line-through-type="none" style:font-name="Liberation Mono" fo:font-size="9pt" fo:font-style="normal" style:text-underline-style="none" fo:font-weight="normal" officeooo:rsid="00a74f6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6" style:family="text">
      <style:text-properties fo:font-variant="normal" fo:text-transform="none" fo:color="#000000" style:text-line-through-style="none" style:text-line-through-type="none" style:font-name="Liberation Mono" fo:font-size="9pt" fo:font-style="normal" style:text-underline-style="none" fo:font-weight="normal" officeooo:rsid="00a7cf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7" style:family="text">
      <style:text-properties fo:font-variant="normal" fo:text-transform="none" fo:color="#000000" style:text-line-through-style="none" style:text-line-through-type="none" style:font-name="Liberation Mono" fo:font-size="9pt" fo:font-style="normal" style:text-underline-style="none" fo:font-weight="normal" officeooo:rsid="00b9872a"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8" style:family="text">
      <style:text-properties fo:font-variant="normal" fo:text-transform="none" fo:color="#000000" style:text-line-through-style="none" style:text-line-through-type="none" style:font-name="Liberation Mono" fo:font-size="9pt" fo:font-style="normal" style:text-underline-style="none" fo:font-weight="normal" officeooo:rsid="00b9cef7"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49" style:family="text">
      <style:text-properties fo:font-variant="normal" fo:text-transform="none" fo:color="#000000" style:text-line-through-style="none" style:text-line-through-type="none" style:font-name="Liberation Mono" fo:font-size="9pt" fo:font-style="normal" style:text-underline-style="none" fo:font-weight="normal" officeooo:rsid="0099bd16"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0" style:family="text">
      <style:text-properties fo:font-variant="normal" fo:text-transform="none" fo:color="#000000" style:text-line-through-style="none" style:text-line-through-type="none" style:font-name="Liberation Mono" fo:font-size="9pt" fo:font-style="normal" style:text-underline-style="none" fo:font-weight="normal" officeooo:rsid="0090b5d4"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1" style:family="text">
      <style:text-properties fo:font-variant="normal" fo:text-transform="none" fo:color="#000000" style:text-line-through-style="none" style:text-line-through-type="none" style:font-name="Liberation Mono" fo:font-size="9pt" fo:font-style="normal" style:text-underline-style="none" fo:font-weight="normal" officeooo:rsid="0095e503"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2" style:family="text">
      <style:text-properties fo:font-variant="normal" fo:text-transform="none" fo:color="#000000" style:text-line-through-style="none" style:text-line-through-type="none" style:font-name="Liberation Mono" fo:font-size="9pt" fo:font-style="normal" style:text-underline-style="none" fo:font-weight="normal" officeooo:rsid="00d29d2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3" style:family="text">
      <style:text-properties fo:font-variant="normal" fo:text-transform="none" fo:color="#000000" style:text-line-through-style="none" style:text-line-through-type="none" style:font-name="Liberation Mono" fo:font-size="9pt" fo:font-style="normal" style:text-underline-style="none" fo:font-weight="normal" officeooo:rsid="009715c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4" style:family="text">
      <style:text-properties fo:font-variant="normal" fo:text-transform="none" fo:color="#000000" style:text-line-through-style="none" style:text-line-through-type="none" style:font-name="Liberation Mono" fo:font-size="9pt" fo:font-style="normal" style:text-underline-style="none" fo:font-weight="normal" officeooo:rsid="0095ecb1"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5" style:family="text">
      <style:text-properties fo:font-variant="normal" fo:text-transform="none" fo:color="#000000" style:text-line-through-style="none" style:text-line-through-type="none" style:font-name="Liberation Mono" fo:font-size="9pt" fo:font-style="normal" style:text-underline-style="none" fo:font-weight="normal" officeooo:rsid="00d77a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6" style:family="text">
      <style:text-properties fo:font-variant="normal" fo:text-transform="none" fo:color="#000000" style:text-line-through-style="none" style:text-line-through-type="none" style:font-name="Liberation Mono" fo:font-size="9pt" fo:font-style="normal" style:text-underline-style="none" fo:font-weight="normal" officeooo:rsid="0105ec7d"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7" style:family="text">
      <style:text-properties fo:font-variant="normal" fo:text-transform="none" fo:color="#000000" style:text-line-through-style="none" style:text-line-through-type="none" style:font-name="Liberation Mono" fo:font-size="9pt" fo:font-style="normal" style:text-underline-style="none" fo:font-weight="normal" officeooo:rsid="0107982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8" style:family="text">
      <style:text-properties fo:font-variant="normal" fo:text-transform="none" fo:color="#000000" style:text-line-through-style="none" style:text-line-through-type="none" style:font-name="Liberation Mono" fo:font-size="9pt" fo:font-style="normal" style:text-underline-style="none" fo:font-weight="normal" officeooo:rsid="0108bcf1"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9" style:family="text">
      <style:text-properties fo:font-variant="normal" fo:text-transform="none" fo:color="#000000" style:text-line-through-style="none" style:text-line-through-type="none" style:font-name="Liberation Mono" fo:font-size="9pt" fo:font-style="normal" style:text-underline-style="none" fo:font-weight="normal" officeooo:rsid="010d14e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0" style:family="text">
      <style:text-properties fo:font-variant="normal" fo:text-transform="none" fo:color="#000000" style:text-line-through-style="none" style:text-line-through-type="none" style:font-name="Liberation Mono" fo:font-size="9pt" fo:font-style="normal" style:text-underline-style="none" fo:font-weight="bold" style:text-blinking="false" fo:background-color="transparent" loext:char-shading-value="0" style:font-name-asian="Noto Sans CJK SC" style:font-size-asian="9pt" style:font-weight-asian="bold" style:font-name-complex="Lohit Devanagari" style:font-size-complex="9pt" style:font-weight-complex="bold"/>
    </style:style>
    <style:style style:name="T61" style:family="text">
      <style:text-properties fo:font-variant="normal" fo:text-transform="none" fo:color="#000000" style:text-line-through-style="none" style:text-line-through-type="none" style:font-name="Liberation Mono" fo:font-size="9pt" fo:font-style="normal" style:text-underline-style="none" fo:font-weight="bold" officeooo:rsid="00d35d50" style:text-blinking="false" fo:background-color="transparent" loext:char-shading-value="0" style:font-name-asian="Noto Sans CJK SC" style:font-size-asian="9pt" style:font-weight-asian="bold" style:font-name-complex="Lohit Devanagari" style:font-size-complex="9pt" style:font-weight-complex="bold"/>
    </style:style>
    <style:style style:name="T62" style:family="text">
      <style:text-properties fo:font-variant="normal" fo:text-transform="none" fo:color="#000000" style:text-line-through-style="none" style:text-line-through-type="none" style:font-name="Liberation Mono" fo:font-size="9pt" fo:font-style="normal" style:text-underline-style="none" fo:font-weight="bold" officeooo:rsid="00df104e" style:text-blinking="false" fo:background-color="transparent" loext:char-shading-value="0" style:font-name-asian="Noto Sans CJK SC" style:font-size-asian="9pt" style:font-weight-asian="bold" style:font-name-complex="Lohit Devanagari" style:font-size-complex="9pt" style:font-weight-complex="bold"/>
    </style:style>
    <style:style style:name="T63" style:family="text">
      <style:text-properties fo:font-variant="normal" fo:text-transform="none" fo:color="#000000" style:text-line-through-style="none" style:text-line-through-type="none" style:font-name="Liberation Mono" fo:font-size="9pt" fo:font-style="normal" style:text-underline-style="none" fo:font-weight="bold" officeooo:rsid="00d77a99" style:text-blinking="false" fo:background-color="transparent" loext:char-shading-value="0" style:font-name-asian="Noto Sans CJK SC" style:font-size-asian="7.84999990463257pt" style:font-weight-asian="bold" style:font-name-complex="Lohit Devanagari" style:font-size-complex="9pt" style:font-weight-complex="bold"/>
    </style:style>
    <style:style style:name="T64" style:family="text">
      <style:text-properties fo:font-variant="normal" fo:text-transform="none" fo:color="#000000" style:text-line-through-style="none" style:text-line-through-type="none" style:font-name="Liberation Mono" fo:font-size="11pt" fo:font-style="normal" style:text-underline-style="none" fo:font-weight="normal" officeooo:rsid="0090b5d4" style:text-blinking="false" fo:background-color="transparent" loext:char-shading-value="0" style:font-name-asian="Noto Sans CJK SC" style:font-size-asian="11pt" style:font-weight-asian="normal" style:font-name-complex="Lohit Devanagari" style:font-size-complex="11pt" style:font-weight-complex="normal"/>
    </style:style>
    <style:style style:name="T65" style:family="text">
      <style:text-properties fo:font-variant="normal" fo:text-transform="none" fo:color="#000000" style:text-line-through-style="none" style:text-line-through-type="none" style:font-name="Liberation Mono" fo:font-style="normal" style:text-underline-style="none" fo:font-weight="normal" officeooo:rsid="0099acb7" style:text-blinking="false" fo:background-color="transparent" loext:char-shading-value="0" style:font-name-asian="Noto Sans CJK SC" style:font-weight-asian="normal" style:font-name-complex="Lohit Devanagari" style:font-weight-complex="normal"/>
    </style:style>
    <style:style style:name="T66" style:family="text">
      <style:text-properties fo:font-variant="normal" fo:text-transform="none" fo:color="#000000" style:text-line-through-style="none" style:text-line-through-type="none" style:font-name="Liberation Mono" fo:font-style="normal" style:text-underline-style="none" fo:font-weight="normal" officeooo:rsid="00ab2db0" style:text-blinking="false" fo:background-color="transparent" loext:char-shading-value="0" style:font-name-asian="Noto Sans CJK SC" style:font-weight-asian="normal" style:font-name-complex="Lohit Devanagari" style:font-weight-complex="normal"/>
    </style:style>
    <style:style style:name="T67" style:family="text">
      <style:text-properties fo:font-variant="normal" fo:text-transform="none" fo:color="#000000" style:text-line-through-style="none" style:text-line-through-type="none" style:font-name="Liberation Mono" fo:font-style="normal" style:text-underline-style="none" fo:font-weight="normal" officeooo:rsid="00ab8364" style:text-blinking="false" fo:background-color="transparent" loext:char-shading-value="0" style:font-name-asian="Noto Sans CJK SC" style:font-weight-asian="normal" style:font-name-complex="Lohit Devanagari" style:font-weight-complex="normal"/>
    </style:style>
    <style:style style:name="T6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07b0a52" style:text-blinking="false" fo:background-color="transparent" loext:char-shading-value="0"/>
    </style:style>
    <style:style style:name="T71"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72"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73" style:family="text">
      <style:text-properties fo:font-variant="normal" fo:text-transform="none" fo:color="#000000" style:text-line-through-style="none" style:text-line-through-type="none" style:font-name="Courier New" fo:font-size="10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74" style:family="text">
      <style:text-properties fo:font-variant="normal" fo:text-transform="none" fo:color="#000000" style:text-line-through-style="none" style:text-line-through-type="none" style:font-name="Liberation Sans" fo:font-size="14pt" fo:font-style="normal" style:text-underline-style="none" fo:font-weight="bold" officeooo:rsid="006b3785"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75" style:family="text">
      <style:text-properties fo:font-variant="normal" fo:text-transform="none" fo:color="#000000" style:text-line-through-style="none" style:text-line-through-type="none" style:font-name="Liberation Sans" fo:font-size="14pt" fo:font-style="normal" style:text-underline-style="none" fo:font-weight="bold" officeooo:rsid="003ed39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76" style:family="text">
      <style:text-properties fo:font-variant="normal" fo:text-transform="none" fo:color="#000000" style:text-line-through-style="none" style:text-line-through-type="none" style:font-name="Liberation Sans" fo:font-size="14pt" fo:font-style="normal" style:text-underline-style="none" fo:font-weight="bold" officeooo:rsid="007c8c7a"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77" style:family="text">
      <style:text-properties fo:font-variant="normal" fo:text-transform="none" fo:color="#000000" style:text-line-through-style="none" style:text-line-through-type="none" style:font-name="Liberation Sans" fo:font-size="14pt" fo:font-style="normal" style:text-underline-style="none" fo:font-weight="bold" officeooo:rsid="007e2f9b"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78" style:family="text">
      <style:text-properties fo:font-variant="normal" fo:text-transform="none" fo:color="#000000" style:text-line-through-style="none" style:text-line-through-type="none" style:font-name="Liberation Sans" fo:font-size="14pt" fo:font-style="normal" style:text-underline-style="none" fo:font-weight="bold" officeooo:rsid="009715ce"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79" style:family="text">
      <style:text-properties fo:font-variant="normal" fo:text-transform="none" fo:color="#000000" style:text-line-through-style="none" style:text-line-through-type="none" style:font-name="Liberation Sans" fo:font-size="14pt" fo:font-style="normal" style:text-underline-style="none" fo:font-weight="bold" officeooo:rsid="0098acc2"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0" style:family="text">
      <style:text-properties fo:font-variant="normal" fo:text-transform="none" fo:color="#000000" style:text-line-through-style="none" style:text-line-through-type="none" style:font-name="Liberation Sans" fo:font-size="14pt" fo:font-style="normal" style:text-underline-style="none" fo:font-weight="bold" officeooo:rsid="00a8be99"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81" style:family="text">
      <style:text-properties fo:font-variant="normal" fo:text-transform="none" fo:color="#000000" style:text-line-through-style="none" style:text-line-through-type="none" style:font-name="Liberation Sans" fo:font-size="16pt" fo:font-style="normal" style:text-underline-style="none" fo:font-weight="bold" officeooo:rsid="009b4ad1"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82" style:family="text">
      <style:text-properties fo:font-variant="normal" fo:text-transform="none" fo:color="#000000" style:text-line-through-style="none" style:text-line-through-type="none" style:font-name="Liberation Sans" fo:font-size="16pt" fo:font-style="normal" style:text-underline-style="none" fo:font-weight="bold" officeooo:rsid="00158d88"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83" style:family="text">
      <style:text-properties fo:font-variant="normal" fo:text-transform="none" fo:color="#000000" style:text-line-through-style="none" style:text-line-through-type="none" style:font-name="Liberation Sans" fo:font-size="16pt" fo:font-style="normal" style:text-underline-style="none" fo:font-weight="bold" officeooo:rsid="010fd3c9"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84" style:family="text">
      <style:text-properties fo:font-variant="normal" fo:text-transform="none" fo:color="#000000" style:text-line-through-style="none" style:text-line-through-type="none" style:font-name="Liberation Sans" fo:font-size="16pt" fo:font-style="normal" style:text-underline-style="none" fo:font-weight="bold" officeooo:rsid="00fb9615"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85"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Noto Sans CJK SC" style:font-name-complex="Lohit Devanagari"/>
    </style:style>
    <style:style style:name="T86" style:family="text">
      <style:text-properties fo:font-variant="normal" fo:text-transform="none" fo:color="#000000" style:text-line-through-style="none" style:text-line-through-type="none" fo:font-style="normal" style:text-underline-style="none" officeooo:rsid="007e2f9b" style:text-blinking="false" fo:background-color="transparent" loext:char-shading-value="0" style:font-name-asian="Noto Sans CJK SC" style:font-name-complex="Lohit Devanagari"/>
    </style:style>
    <style:style style:name="T87" style:family="text">
      <style:text-properties fo:font-variant="normal" fo:text-transform="none" fo:color="#000000" style:text-line-through-style="none" style:text-line-through-type="none" fo:font-style="normal" style:text-underline-style="none" officeooo:rsid="0099acb7" style:text-blinking="false" fo:background-color="transparent" loext:char-shading-value="0" style:font-name-asian="Noto Sans CJK SC" style:font-name-complex="Lohit Devanagari"/>
    </style:style>
    <style:style style:name="T88" style:family="text">
      <style:text-properties fo:font-variant="normal" fo:text-transform="none" fo:color="#000000" style:text-line-through-style="none" style:text-line-through-type="none" fo:font-style="normal" style:text-underline-style="none" officeooo:rsid="009aa4cc" style:text-blinking="false" fo:background-color="transparent" loext:char-shading-value="0" style:font-name-asian="Noto Sans CJK SC" style:font-name-complex="Lohit Devanagari"/>
    </style:style>
    <style:style style:name="T89" style:family="text">
      <style:text-properties fo:font-variant="normal" fo:text-transform="none" fo:color="#000000" style:text-line-through-style="none" style:text-line-through-type="none" fo:font-style="normal" style:text-underline-style="none" officeooo:rsid="00a8be99" style:text-blinking="false" fo:background-color="transparent" loext:char-shading-value="0" style:font-name-asian="Noto Sans CJK SC" style:font-name-complex="Lohit Devanagari"/>
    </style:style>
    <style:style style:name="T90" style:family="text">
      <style:text-properties officeooo:rsid="00132a4a"/>
    </style:style>
    <style:style style:name="T91" style:family="text">
      <style:text-properties style:font-name="Liberation Mono" fo:font-size="10pt" officeooo:rsid="00150089" style:font-name-asian="Noto Sans Mono CJK SC" style:font-size-asian="10pt" style:font-name-complex="Liberation Mono" style:font-size-complex="10pt"/>
    </style:style>
    <style:style style:name="T92" style:family="text">
      <style:text-properties style:font-name="Liberation Mono" fo:font-size="10pt" officeooo:rsid="00158d88" style:font-name-asian="Noto Sans Mono CJK SC" style:font-size-asian="10pt" style:font-name-complex="Liberation Mono" style:font-size-complex="10pt"/>
    </style:style>
    <style:style style:name="T93" style:family="text">
      <style:text-properties style:font-name="Liberation Mono" fo:font-size="10pt" officeooo:rsid="00189a9b" style:font-name-asian="Noto Sans Mono CJK SC" style:font-size-asian="10pt" style:font-name-complex="Liberation Mono" style:font-size-complex="10pt"/>
    </style:style>
    <style:style style:name="T94" style:family="text">
      <style:text-properties style:font-name="Liberation Mono" fo:font-size="10pt" officeooo:rsid="002eac81" style:font-name-asian="Noto Sans Mono CJK SC" style:font-size-asian="10pt" style:font-name-complex="Liberation Mono" style:font-size-complex="10pt"/>
    </style:style>
    <style:style style:name="T95" style:family="text">
      <style:text-properties style:font-name="Liberation Mono" fo:font-size="10pt" officeooo:rsid="00389485" style:font-name-asian="Noto Sans Mono CJK SC" style:font-size-asian="10pt" style:font-name-complex="Liberation Mono" style:font-size-complex="10pt"/>
    </style:style>
    <style:style style:name="T96" style:family="text">
      <style:text-properties style:font-name="Liberation Mono" fo:font-size="10pt" officeooo:rsid="003b2bfc" style:font-name-asian="Noto Sans Mono CJK SC" style:font-size-asian="10pt" style:font-name-complex="Liberation Mono" style:font-size-complex="10pt"/>
    </style:style>
    <style:style style:name="T97" style:family="text">
      <style:text-properties style:font-name="Liberation Mono" fo:font-size="10pt" officeooo:rsid="001dc3d9" style:font-name-asian="Noto Sans Mono CJK SC" style:font-size-asian="10pt" style:font-name-complex="Liberation Mono" style:font-size-complex="10pt"/>
    </style:style>
    <style:style style:name="T98" style:family="text">
      <style:text-properties style:font-name="Liberation Mono" fo:font-size="10pt" officeooo:rsid="008e94d8" style:font-name-asian="Noto Sans Mono CJK SC" style:font-size-asian="10pt" style:font-name-complex="Liberation Mono" style:font-size-complex="10pt"/>
    </style:style>
    <style:style style:name="T99" style:family="text">
      <style:text-properties style:font-name="Liberation Mono" fo:font-size="10pt" officeooo:rsid="009e3fea" style:font-name-asian="Noto Sans Mono CJK SC" style:font-size-asian="10pt" style:font-name-complex="Liberation Mono" style:font-size-complex="10pt"/>
    </style:style>
    <style:style style:name="T100" style:family="text">
      <style:text-properties style:font-name="Liberation Mono" fo:font-size="10pt" officeooo:rsid="00aa6be7" style:font-name-asian="Noto Sans Mono CJK SC" style:font-size-asian="10pt" style:font-name-complex="Liberation Mono" style:font-size-complex="10pt"/>
    </style:style>
    <style:style style:name="T101" style:family="text">
      <style:text-properties style:font-name="Liberation Mono" fo:font-size="10pt" officeooo:rsid="00ad7e63" style:font-name-asian="Noto Sans Mono CJK SC" style:font-size-asian="10pt" style:font-name-complex="Liberation Mono" style:font-size-complex="10pt"/>
    </style:style>
    <style:style style:name="T102" style:family="text">
      <style:text-properties style:font-name="Liberation Mono" fo:font-size="10pt" officeooo:rsid="00c24934" style:font-name-asian="Noto Sans Mono CJK SC" style:font-size-asian="10pt" style:font-name-complex="Liberation Mono" style:font-size-complex="10pt"/>
    </style:style>
    <style:style style:name="T103" style:family="text">
      <style:text-properties style:font-name="Liberation Mono" fo:font-size="10pt" officeooo:rsid="00fd1e70" style:font-name-asian="Noto Sans Mono CJK SC" style:font-size-asian="10pt" style:font-name-complex="Liberation Mono" style:font-size-complex="10pt"/>
    </style:style>
    <style:style style:name="T104" style:family="text">
      <style:text-properties style:font-name="Liberation Mono" fo:font-size="10pt" officeooo:rsid="01008b35" style:font-name-asian="Noto Sans Mono CJK SC" style:font-size-asian="10pt" style:font-name-complex="Liberation Mono" style:font-size-complex="10pt"/>
    </style:style>
    <style:style style:name="T105" style:family="text">
      <style:text-properties style:font-name="Liberation Mono" fo:font-size="10pt" officeooo:rsid="0101b51d" style:font-name-asian="Noto Sans Mono CJK SC" style:font-size-asian="10pt" style:font-name-complex="Liberation Mono" style:font-size-complex="10pt"/>
    </style:style>
    <style:style style:name="T106" style:family="text">
      <style:text-properties style:font-name="Liberation Mono" fo:font-size="10pt" officeooo:rsid="0102525d" style:font-name-asian="Noto Sans Mono CJK SC" style:font-size-asian="10pt" style:font-name-complex="Liberation Mono" style:font-size-complex="10pt"/>
    </style:style>
    <style:style style:name="T107" style:family="text">
      <style:text-properties style:font-name="Liberation Mono" fo:font-size="10pt" officeooo:rsid="0102d70f" style:font-name-asian="Noto Sans Mono CJK SC" style:font-size-asian="10pt" style:font-name-complex="Liberation Mono" style:font-size-complex="10pt"/>
    </style:style>
    <style:style style:name="T108" style:family="text">
      <style:text-properties style:font-name="Liberation Mono" fo:font-size="10pt" officeooo:rsid="01044e3a" style:font-name-asian="Noto Sans Mono CJK SC" style:font-size-asian="10pt" style:font-name-complex="Liberation Mono" style:font-size-complex="10pt"/>
    </style:style>
    <style:style style:name="T109" style:family="text">
      <style:text-properties style:font-name="Liberation Mono" fo:font-size="10pt" officeooo:rsid="01098773" style:font-name-asian="Noto Sans Mono CJK SC" style:font-size-asian="10pt" style:font-name-complex="Liberation Mono" style:font-size-complex="10pt"/>
    </style:style>
    <style:style style:name="T110" style:family="text">
      <style:text-properties style:font-name="Liberation Mono" fo:font-size="10pt" officeooo:rsid="01098dd5" style:font-name-asian="Noto Sans Mono CJK SC" style:font-size-asian="10pt" style:font-name-complex="Liberation Mono" style:font-size-complex="10pt"/>
    </style:style>
    <style:style style:name="T111" style:family="text">
      <style:text-properties style:font-name="Liberation Mono" fo:font-size="10pt" officeooo:rsid="010b66f9" style:font-name-asian="Noto Sans Mono CJK SC" style:font-size-asian="10pt" style:font-name-complex="Liberation Mono" style:font-size-complex="10pt"/>
    </style:style>
    <style:style style:name="T112" style:family="text">
      <style:text-properties style:font-name="Liberation Mono" fo:font-size="10pt" officeooo:rsid="010db0a3" style:font-name-asian="Noto Sans Mono CJK SC" style:font-size-asian="10pt" style:font-name-complex="Liberation Mono" style:font-size-complex="10pt"/>
    </style:style>
    <style:style style:name="T113" style:family="text">
      <style:text-properties style:font-name="Liberation Mono" fo:font-size="9.75pt" fo:letter-spacing="normal" fo:font-style="normal" fo:font-weight="normal" officeooo:rsid="00cec091" style:font-name-asian="Noto Sans Mono CJK SC" style:font-size-asian="10pt" style:font-weight-asian="bold" style:font-name-complex="Liberation Mono" style:font-size-complex="10pt" style:font-weight-complex="bold"/>
    </style:style>
    <style:style style:name="T114" style:family="text">
      <style:text-properties officeooo:rsid="00150089"/>
    </style:style>
    <style:style style:name="T115" style:family="text">
      <style:text-properties officeooo:rsid="00189a9b"/>
    </style:style>
    <style:style style:name="T116" style:family="text">
      <style:text-properties officeooo:rsid="002d6131"/>
    </style:style>
    <style:style style:name="T117" style:family="text">
      <style:text-properties fo:font-size="14pt" style:font-size-asian="14pt" style:font-size-complex="14pt"/>
    </style:style>
    <style:style style:name="T118" style:family="text">
      <style:text-properties fo:font-size="14pt" officeooo:rsid="003ed390" style:font-size-asian="14pt" style:font-size-complex="14pt"/>
    </style:style>
    <style:style style:name="T119" style:family="text">
      <style:text-properties style:font-name="Liberation Sans" fo:font-size="16pt" fo:font-weight="bold" style:font-name-asian="Noto Sans CJK SC" style:font-size-asian="16pt" style:font-weight-asian="bold" style:font-name-complex="Lohit Devanagari" style:font-size-complex="16pt" style:font-weight-complex="bold"/>
    </style:style>
    <style:style style:name="T120" style:family="text">
      <style:text-properties style:font-name="Liberation Sans" fo:font-size="16pt" fo:font-weight="bold" officeooo:rsid="00158d88" style:font-name-asian="Noto Sans CJK SC" style:font-size-asian="16pt" style:font-weight-asian="bold" style:font-name-complex="Lohit Devanagari" style:font-size-complex="16pt" style:font-weight-complex="bold"/>
    </style:style>
    <style:style style:name="T121" style:family="text">
      <style:text-properties style:font-name="Liberation Sans" fo:font-size="16pt" fo:font-weight="bold" officeooo:rsid="003ed390" style:font-name-asian="Noto Sans CJK SC" style:font-size-asian="16pt" style:font-weight-asian="bold" style:font-name-complex="Lohit Devanagari" style:font-size-complex="16pt" style:font-weight-complex="bold"/>
    </style:style>
    <style:style style:name="T122" style:family="text">
      <style:text-properties style:font-name="Liberation Sans" fo:font-size="16pt" fo:font-weight="bold" officeooo:rsid="006b3785" style:font-name-asian="Noto Sans CJK SC" style:font-size-asian="16pt" style:font-weight-asian="bold" style:font-name-complex="Lohit Devanagari" style:font-size-complex="16pt" style:font-weight-complex="bold"/>
    </style:style>
    <style:style style:name="T123" style:family="text">
      <style:text-properties style:font-name="Liberation Sans" fo:font-size="16pt" fo:font-weight="bold" officeooo:rsid="009b4ad1" style:font-name-asian="Noto Sans CJK SC" style:font-size-asian="16pt" style:font-weight-asian="bold" style:font-name-complex="Lohit Devanagari" style:font-size-complex="16pt" style:font-weight-complex="bold"/>
    </style:style>
    <style:style style:name="T124" style:family="text">
      <style:text-properties style:font-name="Liberation Sans" fo:font-size="16pt" fo:font-weight="bold" officeooo:rsid="00b509cf" style:font-name-asian="Noto Sans CJK SC" style:font-size-asian="16pt" style:font-weight-asian="bold" style:font-name-complex="Lohit Devanagari" style:font-size-complex="16pt" style:font-weight-complex="bold"/>
    </style:style>
    <style:style style:name="T125" style:family="text">
      <style:text-properties style:font-name="Liberation Sans" fo:font-size="14pt" fo:font-weight="bold" style:font-name-asian="Noto Sans CJK SC" style:font-size-asian="14pt" style:font-weight-asian="bold" style:font-name-complex="Lohit Devanagari" style:font-size-complex="14pt" style:font-weight-complex="bold"/>
    </style:style>
    <style:style style:name="T126" style:family="text">
      <style:text-properties style:font-name="Liberation Sans" fo:font-size="14pt" fo:font-weight="bold" officeooo:rsid="003ed390" style:font-name-asian="Noto Sans CJK SC" style:font-size-asian="14pt" style:font-weight-asian="bold" style:font-name-complex="Lohit Devanagari" style:font-size-complex="14pt" style:font-weight-complex="bold"/>
    </style:style>
    <style:style style:name="T127" style:family="text">
      <style:text-properties style:font-name="Liberation Sans" fo:font-size="14pt" fo:font-weight="bold" officeooo:rsid="006b3785" style:font-name-asian="Noto Sans CJK SC" style:font-size-asian="14pt" style:font-weight-asian="bold" style:font-name-complex="Lohit Devanagari" style:font-size-complex="14pt" style:font-weight-complex="bold"/>
    </style:style>
    <style:style style:name="T128" style:family="text">
      <style:text-properties style:font-name="Liberation Sans" style:font-name-asian="Noto Sans CJK SC" style:font-name-complex="Lohit Devanagari"/>
    </style:style>
    <style:style style:name="T129" style:family="text">
      <style:text-properties style:font-name="Liberation Sans" officeooo:rsid="009b4ad1" style:font-name-asian="Noto Sans CJK SC" style:font-name-complex="Lohit Devanagari"/>
    </style:style>
    <style:style style:name="T130" style:family="text">
      <style:text-properties officeooo:rsid="003ed390"/>
    </style:style>
    <style:style style:name="T131" style:family="text">
      <style:text-properties officeooo:rsid="003f01f2"/>
    </style:style>
    <style:style style:name="T132" style:family="text">
      <style:text-properties style:font-name="Arial" fo:font-size="11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33" style:family="text">
      <style:text-properties officeooo:rsid="00216d30"/>
    </style:style>
    <style:style style:name="T134" style:family="text">
      <style:text-properties officeooo:rsid="002685dc"/>
    </style:style>
    <style:style style:name="T135" style:family="text">
      <style:text-properties officeooo:rsid="002836b7"/>
    </style:style>
    <style:style style:name="T136" style:family="text">
      <style:text-properties officeooo:rsid="008e94d8"/>
    </style:style>
    <style:style style:name="T137" style:family="text">
      <style:text-properties style:font-name-asian="Noto Sans CJK SC" style:font-name-complex="Lohit Devanagari"/>
    </style:style>
    <style:style style:name="T138" style:family="text">
      <style:text-properties officeooo:rsid="00b3f99e" style:font-name-asian="Noto Sans CJK SC" style:font-name-complex="Lohit Devanagari"/>
    </style:style>
    <style:style style:name="T139" style:family="text">
      <style:text-properties officeooo:rsid="00b7d185" style:font-name-asian="Noto Sans CJK SC" style:font-name-complex="Lohit Devanagari"/>
    </style:style>
    <style:style style:name="T140" style:family="text">
      <style:text-properties officeooo:rsid="0099acb7" style:font-name-asian="Noto Sans CJK SC" style:font-name-complex="Lohit Devanagari"/>
    </style:style>
    <style:style style:name="T141" style:family="text">
      <style:text-properties officeooo:rsid="00ad7e63" style:font-name-asian="Noto Sans CJK SC" style:font-name-complex="Lohit Devanagari"/>
    </style:style>
    <style:style style:name="T142" style:family="text">
      <style:text-properties officeooo:rsid="00de3306" style:font-name-asian="Noto Sans CJK SC" style:font-name-complex="Lohit Devanagari"/>
    </style:style>
    <style:style style:name="T143" style:family="text">
      <style:text-properties officeooo:rsid="00de79a2" style:font-name-asian="Noto Sans CJK SC" style:font-name-complex="Lohit Devanagari"/>
    </style:style>
    <style:style style:name="T144" style:family="text">
      <style:text-properties officeooo:rsid="009d0afa"/>
    </style:style>
    <style:style style:name="T145" style:family="text">
      <style:text-properties officeooo:rsid="009e3fea"/>
    </style:style>
    <style:style style:name="T146" style:family="text">
      <style:text-properties officeooo:rsid="00a1f64a"/>
    </style:style>
    <style:style style:name="T147" style:family="text">
      <style:text-properties officeooo:rsid="00a3b985"/>
    </style:style>
    <style:style style:name="T148" style:family="text">
      <style:text-properties officeooo:rsid="00aa6be7"/>
    </style:style>
    <style:style style:name="T149" style:family="text">
      <style:text-properties officeooo:rsid="00ad7e63"/>
    </style:style>
    <style:style style:name="T150" style:family="text">
      <style:text-properties officeooo:rsid="00af0b35"/>
    </style:style>
    <style:style style:name="T151" style:family="text">
      <style:text-properties officeooo:rsid="00b456aa"/>
    </style:style>
    <style:style style:name="T152" style:family="text">
      <style:text-properties officeooo:rsid="00d1212e"/>
    </style:style>
    <style:style style:name="T153" style:family="text">
      <style:text-properties officeooo:rsid="00d28b6a"/>
    </style:style>
    <style:style style:name="T154" style:family="text">
      <style:text-properties fo:font-weight="bold" style:font-weight-asian="bold" style:font-weight-complex="bold"/>
    </style:style>
    <style:style style:name="T155" style:family="text">
      <style:text-properties fo:font-weight="bold" officeooo:rsid="00e011b3" style:font-weight-asian="bold" style:font-weight-complex="bold"/>
    </style:style>
    <style:style style:name="T156" style:family="text">
      <style:text-properties fo:font-weight="bold" officeooo:rsid="0105ec7d" style:font-weight-asian="bold" style:font-weight-complex="bold"/>
    </style:style>
    <style:style style:name="T157" style:family="text">
      <style:text-properties fo:font-weight="bold" style:font-name-asian="Noto Sans CJK SC" style:font-weight-asian="bold" style:font-name-complex="Lohit Devanagari" style:font-weight-complex="bold"/>
    </style:style>
    <style:style style:name="T158" style:family="text">
      <style:text-properties fo:font-weight="bold" officeooo:rsid="00de79a2" style:font-name-asian="Noto Sans CJK SC" style:font-weight-asian="bold" style:font-name-complex="Lohit Devanagari" style:font-weight-complex="bold"/>
    </style:style>
    <style:style style:name="T159" style:family="text">
      <style:text-properties officeooo:rsid="00dc1a03"/>
    </style:style>
    <style:style style:name="T160" style:family="text">
      <style:text-properties officeooo:rsid="00df104e"/>
    </style:style>
    <style:style style:name="T161" style:family="text">
      <style:text-properties officeooo:rsid="00e011b3"/>
    </style:style>
    <style:style style:name="T162" style:family="text">
      <style:text-properties fo:font-size="9pt" style:font-size-asian="9pt" style:font-size-complex="9pt"/>
    </style:style>
    <style:style style:name="T163" style:family="text">
      <style:text-properties fo:font-size="9pt" officeooo:rsid="0105ec7d" style:font-size-asian="7.84999990463257pt" style:font-size-complex="9pt"/>
    </style:style>
    <style:style style:name="T164" style:family="text">
      <style:text-properties fo:font-size="9pt" officeooo:rsid="0107982e" style:font-size-asian="7.84999990463257pt" style:font-size-complex="9pt"/>
    </style:style>
    <style:style style:name="T165" style:family="text">
      <style:text-properties fo:font-size="9pt" officeooo:rsid="0108bcf1" style:font-size-asian="7.84999990463257pt" style:font-size-complex="9pt"/>
    </style:style>
    <style:style style:name="T166" style:family="text">
      <style:text-properties fo:font-size="9pt" officeooo:rsid="010d14ec" style:font-size-asian="7.84999990463257pt" style:font-size-complex="9pt"/>
    </style:style>
    <style:style style:name="T167" style:family="text">
      <style:text-properties fo:font-size="9pt" officeooo:rsid="010db0a3" style:font-size-asian="7.84999990463257pt" style:font-size-complex="9pt"/>
    </style:style>
    <style:style style:name="T168" style:family="text">
      <style:text-properties style:text-line-through-style="none" style:text-line-through-type="none" officeooo:rsid="00fea3b7"/>
    </style:style>
    <style:style style:name="T169" style:family="text">
      <style:text-properties officeooo:rsid="01008b35"/>
    </style:style>
    <style:style style:name="T170" style:family="text">
      <style:text-properties officeooo:rsid="0101b51d"/>
    </style:style>
    <style:style style:name="T171" style:family="text">
      <style:text-properties officeooo:rsid="0102525d"/>
    </style:style>
    <style:style style:name="T172" style:family="text">
      <style:text-properties officeooo:rsid="0102d70f"/>
    </style:style>
    <style:style style:name="T173" style:family="text">
      <style:text-properties officeooo:rsid="0105ec7d"/>
    </style:style>
    <style:style style:name="T174" style:family="text">
      <style:text-properties officeooo:rsid="0107982e"/>
    </style:style>
    <style:style style:name="T175" style:family="text">
      <style:text-properties officeooo:rsid="0108bcf1"/>
    </style:style>
    <style:style style:name="T176" style:family="text">
      <style:text-properties officeooo:rsid="01098773"/>
    </style:style>
    <style:style style:name="T177" style:family="text">
      <style:text-properties officeooo:rsid="010d14ec"/>
    </style:style>
    <style:style style:name="T178" style:family="text">
      <style:text-properties officeooo:rsid="010df1c4"/>
    </style:style>
    <style:style style:name="T179" style:family="text">
      <style:text-properties officeooo:rsid="010f8be0"/>
    </style:style>
    <style:style style:name="T180" style:family="text">
      <style:text-properties officeooo:rsid="010fd3c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90">Authors: </text:span>Angelica Amine, Mohamed Yassine Yahyaoui<text:tab/><text:tab/><text:tab/><text:tab/><text:tab/></text:p>
      <text:p text:style-name="P22">Date : February 2021</text:p>
      <text:p text:style-name="P22">UGE</text:p>
      <text:p text:style-name="P22"/>
      <text:p text:style-name="P26"/>
      <text:p text:style-name="P66">ChatOS</text:p>
      <text:p text:style-name="P18"/>
      <text:p text:style-name="P17"/>
      <text:p text:style-name="Contents_20_Heading">Abstract</text:p>
      <text:p text:style-name="P17"/>
      <text:p text:style-name="Preformatted_20_Text">ChatOs is a discussion service <text:span text:style-name="T114">between multiple </text:span><text:span text:style-name="T102">Clients</text:span><text:span text:style-name="T114"> </text:span><text:span text:style-name="T91">using </text:span><text:span text:style-name="T92">the same</text:span><text:span text:style-name="T91"> server </text:span><text:span text:style-name="T92">applying a </text:span><text:span text:style-name="T91">predefined protocol without sharing users IP address.</text:span></text:p>
      <text:p text:style-name="P19"/>
      <text:p text:style-name="P17"/>
      <text:p text:style-name="Contents_20_Heading">Status of this Memo</text:p>
      <text:p text:style-name="P20"/>
      <text:p text:style-name="P32"><text:span text:style-name="T92">This request for comment summarize the protocol to be implemented in the different packets used for communication between the user and </text:span><text:span text:style-name="T102">other clients</text:span><text:span text:style-name="T92">. </text:span></text:p>
      <text:p text:style-name="P21">This document explains also the decisions behind the structure of the packets.</text:p>
      <text:p text:style-name="P21"/>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214_2205398687" text:style-name="Index_20_Link" text:visited-style-name="Index_20_Link">1. Introduction<text:tab/>2</text:a></text:p>
          <text:p text:style-name="P101"><text:a xlink:type="simple" xlink:href="#__RefHeading___Toc221_2205398687" text:style-name="Index_20_Link" text:visited-style-name="Index_20_Link">1.1. Requirements notation<text:tab/>2</text:a></text:p>
          <text:p text:style-name="P101"><text:a xlink:type="simple" xlink:href="#__RefHeading___Toc223_2205398687" text:style-name="Index_20_Link" text:visited-style-name="Index_20_Link">1.2. Terminology<text:tab/>2</text:a></text:p>
          <text:p text:style-name="P100"><text:a xlink:type="simple" xlink:href="#__RefHeading___Toc239_2205398687" text:style-name="Index_20_Link" text:visited-style-name="Index_20_Link">2. Connecting to the server and first requests<text:tab/>3</text:a></text:p>
          <text:p text:style-name="P101"><text:a xlink:type="simple" xlink:href="#__RefHeading___Toc1184_2205398687" text:style-name="Index_20_Link" text:visited-style-name="Index_20_Link">2.1. Connection to the server<text:tab/>3</text:a></text:p>
          <text:p text:style-name="P101"><text:a xlink:type="simple" xlink:href="#__RefHeading___Toc1766_3390238060" text:style-name="Index_20_Link" text:visited-style-name="Index_20_Link">2.</text:a><text:a xlink:type="simple" xlink:href="#__RefHeading___Toc1766_3390238060" text:style-name="Index_20_Link" text:visited-style-name="Index_20_Link">2</text:a><text:a xlink:type="simple" xlink:href="#__RefHeading___Toc1766_3390238060" text:style-name="Index_20_Link" text:visited-style-name="Index_20_Link">. </text:a><text:a xlink:type="simple" xlink:href="#__RefHeading___Toc1766_3390238060" text:style-name="Index_20_Link" text:visited-style-name="Index_20_Link">Public message </text:a><text:a xlink:type="simple" xlink:href="#__RefHeading___Toc1766_3390238060" text:style-name="Index_20_Link" text:visited-style-name="Index_20_Link">to all users</text:a><text:a xlink:type="simple" xlink:href="#__RefHeading___Toc1766_3390238060" text:style-name="Index_20_Link" text:visited-style-name="Index_20_Link"><text:tab/>3</text:a></text:p>
          <text:p text:style-name="P101"><text:a xlink:type="simple" xlink:href="#__RefHeading___Toc1768_3390238060" text:style-name="Index_20_Link" text:visited-style-name="Index_20_Link">2.</text:a><text:a xlink:type="simple" xlink:href="#__RefHeading___Toc1768_3390238060" text:style-name="Index_20_Link" text:visited-style-name="Index_20_Link">3</text:a><text:a xlink:type="simple" xlink:href="#__RefHeading___Toc1768_3390238060" text:style-name="Index_20_Link" text:visited-style-name="Index_20_Link">. </text:a><text:a xlink:type="simple" xlink:href="#__RefHeading___Toc1768_3390238060" text:style-name="Index_20_Link" text:visited-style-name="Index_20_Link">M</text:a><text:a xlink:type="simple" xlink:href="#__RefHeading___Toc1768_3390238060" text:style-name="Index_20_Link" text:visited-style-name="Index_20_Link">essage </text:a><text:a xlink:type="simple" xlink:href="#__RefHeading___Toc1768_3390238060" text:style-name="Index_20_Link" text:visited-style-name="Index_20_Link">to a </text:a><text:a xlink:type="simple" xlink:href="#__RefHeading___Toc1768_3390238060" text:style-name="Index_20_Link" text:visited-style-name="Index_20_Link">specific</text:a><text:a xlink:type="simple" xlink:href="#__RefHeading___Toc1768_3390238060" text:style-name="Index_20_Link" text:visited-style-name="Index_20_Link"> user</text:a><text:a xlink:type="simple" xlink:href="#__RefHeading___Toc1768_3390238060" text:style-name="Index_20_Link" text:visited-style-name="Index_20_Link"><text:tab/>4</text:a></text:p>
          <text:p text:style-name="P100"><text:a xlink:type="simple" xlink:href="#__RefHeading___Toc1771_3390238060" text:style-name="Index_20_Link" text:visited-style-name="Index_20_Link">3</text:a><text:a xlink:type="simple" xlink:href="#__RefHeading___Toc1771_3390238060" text:style-name="Index_20_Link" text:visited-style-name="Index_20_Link">. </text:a><text:a xlink:type="simple" xlink:href="#__RefHeading___Toc1771_3390238060" text:style-name="Index_20_Link" text:visited-style-name="Index_20_Link">The private connexion</text:a><text:a xlink:type="simple" xlink:href="#__RefHeading___Toc1771_3390238060" text:style-name="Index_20_Link" text:visited-style-name="Index_20_Link"><text:tab/>5</text:a></text:p>
          <text:p text:style-name="P101"><text:a xlink:type="simple" xlink:href="#__RefHeading___Toc866_3459904910" text:style-name="Index_20_Link" text:visited-style-name="Index_20_Link">3</text:a><text:a xlink:type="simple" xlink:href="#__RefHeading___Toc866_3459904910" text:style-name="Index_20_Link" text:visited-style-name="Index_20_Link">.1</text:a><text:a xlink:type="simple" xlink:href="#__RefHeading___Toc866_3459904910" text:style-name="Index_20_Link" text:visited-style-name="Index_20_Link">. </text:a><text:a xlink:type="simple" xlink:href="#__RefHeading___Toc866_3459904910" text:style-name="Index_20_Link" text:visited-style-name="Index_20_Link">Description</text:a><text:a xlink:type="simple" xlink:href="#__RefHeading___Toc866_3459904910" text:style-name="Index_20_Link" text:visited-style-name="Index_20_Link"><text:tab/>5</text:a></text:p>
          <text:p text:style-name="P100"><text:a xlink:type="simple" xlink:href="#__RefHeading___Toc1493_2849677352" text:style-name="Index_20_Link" text:visited-style-name="Index_20_Link">P</text:a><text:a xlink:type="simple" xlink:href="#__RefHeading___Toc1493_2849677352" text:style-name="Index_20_Link" text:visited-style-name="Index_20_Link">ackets</text:a><text:a xlink:type="simple" xlink:href="#__RefHeading___Toc1493_2849677352" text:style-name="Index_20_Link" text:visited-style-name="Index_20_Link"> Formats</text:a><text:a xlink:type="simple" xlink:href="#__RefHeading___Toc1493_2849677352" text:style-name="Index_20_Link" text:visited-style-name="Index_20_Link"><text:tab/>7</text:a></text:p>
          <text:p text:style-name="P100"><text:a xlink:type="simple" xlink:href="#__RefHeading___Toc868_3459904910" text:style-name="Index_20_Link" text:visited-style-name="Index_20_Link">Codes<text:tab/>8</text:a></text:p>
          <text:p text:style-name="P100"><text:a xlink:type="simple" xlink:href="#__RefHeading___Toc870_3459904910" text:style-name="Index_20_Link" text:visited-style-name="Index_20_Link">ACK Codes<text:tab/>8</text:a></text:p>
          <text:p text:style-name="P100"><text:a xlink:type="simple" xlink:href="#__RefHeading___Toc872_3459904910" text:style-name="Index_20_Link" text:visited-style-name="Index_20_Link">Error Codes<text:tab/>8</text:a></text:p>
          <text:p text:style-name="P100"><text:a xlink:type="simple" xlink:href="#__RefHeading___Toc874_3459904910" text:style-name="Index_20_Link" text:visited-style-name="Index_20_Link">Authors' Addresses<text:tab/>9</text:a></text:p>
        </text:index-body>
      </text:table-of-content>
      <text:p text:style-name="P16"/>
      <text:list xml:id="list3821925241" text:style-name="L1">
        <text:list-header>
          <text:h text:style-name="P110" text:outline-level="1"/>
          <text:h text:style-name="P111" text:outline-level="1"><text:bookmark-start text:name="__RefHeading___Toc214_2205398687"/><text:span text:style-name="T121">1. </text:span><text:span text:style-name="T120">Introduction</text:span><text:bookmark-end text:name="__RefHeading___Toc214_2205398687"/></text:h>
        </text:list-header>
      </text:list>
      <text:p text:style-name="P27"><text:span text:style-name="T115">ChatOs protocol purpose is to allow </text:span><text:span text:style-name="T116">multiple and private </text:span><text:span text:style-name="T115">communication between users without the need to expose their IP address, the </text:span><text:span text:style-name="T93">protocol applied </text:span><text:span text:style-name="T94">and</text:span><text:span text:style-name="T93"> described below is a simplified version </text:span><text:span text:style-name="T96">of a chat server</text:span><text:span text:style-name="T94">.</text:span></text:p>
      <text:p text:style-name="P25"/>
      <text:p text:style-name="P28"><text:span text:style-name="T95">All the packets exchanged in this protocol uses the Transmission</text:span><text:span text:style-name="T1"> Control Protocol, </text:span><text:span text:style-name="T2">thus packets availability are handled </text:span><text:span text:style-name="T12">by the operating system</text:span><text:span text:style-name="T2">.</text:span></text:p>
      <text:p text:style-name="P5"/>
      <text:p text:style-name="P28"><text:span text:style-name="T2">ChatOs </text:span><text:span text:style-name="T3">allow three main operations : </text:span></text:p>
      <text:p text:style-name="P28"><text:span text:style-name="T3"><text:tab/>- send a message </text:span><text:span text:style-name="T4">to all the users</text:span></text:p>
      <text:p text:style-name="P10"><text:tab/>- send a message to a specific user</text:p>
      <text:p text:style-name="P10"><text:tab/>- start private connection with another user</text:p>
      <text:p text:style-name="P5"/>
      <text:p text:style-name="P5">To be able to use any operation, a connection with a server that uses the same protocol MUST be established beforehand.</text:p>
      <text:p text:style-name="P15"/>
      <text:h text:style-name="P113" text:outline-level="2" text:is-list-header="true"><text:bookmark-start text:name="__RefHeading___Toc221_2205398687"/><text:span text:style-name="T118">1.1. </text:span><text:span text:style-name="T117">Requirements notation</text:span><text:bookmark-end text:name="__RefHeading___Toc221_2205398687"/></text:h>
      <text:p text:style-name="P4">This document occasionally uses terms that appear in capital letters.</text:p>
      <text:p text:style-name="P4"/>
      <text:p text:style-name="P4">When the terms "MUST", "SHOULD", "RECOMMENDED", "MUST NOT", "SHOULD NOT", and "MAY" appear capitalized, they are being used to indicate particular requirements of this specification.</text:p>
      <text:p text:style-name="P4"/>
      <text:p text:style-name="Preformatted_20_Text"><text:span text:style-name="T3">A discussion of the meanings of these terms appears in [</text:span><text:a xlink:type="simple" xlink:href="https://tools.ietf.org/html/rfc2119" text:style-name="Internet_20_link" text:visited-style-name="Visited_20_Internet_20_Link">RFC2119</text:a><text:span text:style-name="T3">].</text:span></text:p>
      <text:p text:style-name="P4"/>
      <text:h text:style-name="Heading_20_2" text:outline-level="2" text:is-list-header="true"><text:bookmark-start text:name="__RefHeading___Toc223_2205398687"/><text:span text:style-name="T126">1.2. </text:span><text:span text:style-name="T125">T</text:span><text:span text:style-name="T126">erminology</text:span><text:bookmark-end text:name="__RefHeading___Toc223_2205398687"/></text:h>
      <text:p text:style-name="P6">We describe in this section the <text:span text:style-name="T130">terminology used in the protocol.</text:span></text:p>
      <text:p text:style-name="P6"/>
      <text:p text:style-name="P7"><text:tab/>UTF8</text:p>
      <text:p text:style-name="P24"><text:span text:style-name="T5"><text:tab/><text:tab/></text:span><text:span text:style-name="T7">T</text:span><text:span text:style-name="T5">he UTF8 </text:span><text:span text:style-name="T6">is set as the default charset </text:span><text:span text:style-name="T7">used in</text:span><text:span text:style-name="T6"> ChatOS.</text:span></text:p>
      <text:p text:style-name="P3"><text:span text:style-name="T7"><text:tab/><text:tab/>All r</text:span><text:span text:style-name="T6">equests and </text:span><text:span text:style-name="T7">packets MUST use this charset unless <text:tab/>mentioned <text:tab/><text:tab/>otherwise in the RFC.</text:span><text:span text:style-name="T6"><text:tab/><text:tab/></text:span></text:p>
      <text:p text:style-name="P13"><text:tab/><text:tab/></text:p>
      <text:p text:style-name="P11"><text:tab/>Request</text:p>
      <text:p text:style-name="P29"><text:span text:style-name="T6"><text:tab/><text:tab/></text:span><text:span text:style-name="T9">A</text:span><text:span text:style-name="T8"> packet containing data sent from the client to the server.</text:span></text:p>
      <text:p text:style-name="P29"><text:span text:style-name="T8"><text:tab/><text:tab/>Starts with req</text:span><text:span text:style-name="T9">uest code, size of the ClientId followed by the</text:span></text:p>
      <text:p text:style-name="P12"><text:tab/><text:tab/>client ID, then the size of data zone followed by the data zone.</text:p>
      <text:p text:style-name="P30"><text:span text:style-name="T5"><text:tab/></text:span><text:span text:style-name="T6">Ack</text:span></text:p>
      <text:p text:style-name="P29"><text:span text:style-name="T6"><text:tab/><text:tab/></text:span><text:span text:style-name="T9">A response from the server to the client after receiving a <text:tab/><text:tab/><text:tab/>request.</text:span></text:p>
      <text:p text:style-name="P30"><text:span text:style-name="T9"><text:tab/><text:tab/>Composed of a packet code </text:span><text:span text:style-name="T10">of </text:span><text:span text:style-name="T13">1</text:span><text:span text:style-name="T10"> byte</text:span><text:span text:style-name="T9">, and a message zone of </text:span><text:span text:style-name="T11">126</text:span></text:p>
      <text:p text:style-name="P30"><text:span text:style-name="T11"><text:tab/><text:tab/></text:span><text:span text:style-name="T9">bytes.</text:span></text:p>
      <text:p text:style-name="P9"/>
      <text:p text:style-name="P8"><text:tab/><text:span text:style-name="T131">Packet Code</text:span></text:p>
      <text:p text:style-name="P29"><text:span text:style-name="T5"><text:tab/><text:tab/></text:span><text:span text:style-name="T11">A code in the start of the packet, coded on </text:span><text:span text:style-name="T13">1 byte</text:span><text:span text:style-name="T11">, indicates <text:tab/><text:tab/>the purpose or the state of the packet.</text:span></text:p>
      <text:p text:style-name="P8"/>
      <text:p text:style-name="P103"/>
      <text:h text:style-name="Heading_20_1" text:outline-level="1"><text:bookmark-start text:name="__RefHeading___Toc239_2205398687"/><text:span text:style-name="T120">2. </text:span><text:span text:style-name="T122">Connecting to the server and first requests</text:span><text:bookmark-end text:name="__RefHeading___Toc239_2205398687"/></text:h>
      <text:h text:style-name="P114" text:outline-level="2" text:is-list-header="true"><text:bookmark-start text:name="__RefHeading___Toc1184_2205398687"/><text:span text:style-name="T127">2.1</text:span><text:span text:style-name="T126">. </text:span><text:span text:style-name="T127">Connection to the server</text:span><text:bookmark-end text:name="__RefHeading___Toc1184_2205398687"/></text:h>
      <text:p text:style-name="P31"><text:span text:style-name="T14">The first step </text:span><text:span text:style-name="T15">consist</text:span><text:span text:style-name="T16">s</text:span><text:span text:style-name="T15"> </text:span><text:span text:style-name="T16">of a client connecting to the server.</text:span></text:p>
      <text:p text:style-name="P14">For this, a client sends a connecting packet that follows this format : </text:p>
      <text:p text:style-name="P14"/>
      <text:p text:style-name="P62"><text:span text:style-name="T113">1</text:span><text:span text:style-name="T132"> byte <text:s text:c="2"/>2 bytes<text:tab/>string</text:span></text:p>
      <text:p text:style-name="P104"><text:s text:c="5"/>-----------------------------------------</text:p>
      <text:p text:style-name="P106"><text:span text:style-name="T69"><text:s text:c="4"/>| </text:span><text:span text:style-name="T71">Code</text:span><text:span text:style-name="T68"> </text:span><text:span text:style-name="T69">| <text:s/></text:span><text:span text:style-name="T71">NB <text:s text:c="2"/></text:span><text:span text:style-name="T69">| <text:s text:c="2"/></text:span><text:span text:style-name="T71">Pseudonyme</text:span><text:span text:style-name="T68"> </text:span><text:span text:style-name="T69">|</text:span></text:p>
      <text:p text:style-name="P143"><text:s text:c="4"/>-----------------------------------------</text:p>
      <text:p text:style-name="P144">Figure 2-1-1 : Connecting Packet</text:p>
      <text:p text:style-name="P41"><text:span text:style-name="T18">The code represents the type of the packet that the server receive, </text:span><text:span text:style-name="T19">in this case the code is “</text:span><text:span text:style-name="T25">0</text:span><text:span text:style-name="T19">” .</text:span></text:p>
      <text:p text:style-name="P45">The nb field is an integer on 2 bytes which represents the size of the next field : the clientID , a string which is the pseudonyme of the client.</text:p>
      <text:p text:style-name="P45"/>
      <text:p text:style-name="P46">To this request, the server returns an ACK packet to let the client know if connection was established successfully or not. </text:p>
      <text:p text:style-name="P46"/>
      <text:p text:style-name="P58"><text:span text:style-name="T22">1</text:span><text:span text:style-name="T69"> byte <text:s text:c="3"/></text:span><text:span text:style-name="T70">126 bytes</text:span></text:p>
      <text:p text:style-name="P104">---------------------------</text:p>
      <text:p text:style-name="P106"><text:span text:style-name="T69">| </text:span><text:span text:style-name="T71">Code</text:span><text:span text:style-name="T68"> </text:span><text:span text:style-name="T69">| <text:s/></text:span><text:span text:style-name="T71">MsgRetour</text:span><text:span text:style-name="T69">|</text:span></text:p>
      <text:p text:style-name="P143">---------------------------</text:p>
      <text:p text:style-name="P145">Figure 2-1-2 : ACK <text:span text:style-name="T179">T1</text:span> Packet</text:p>
      <text:p text:style-name="P44"><text:span text:style-name="T19">The code field is an integer </text:span><text:span text:style-name="T21">coded on 2 bytes</text:span><text:span text:style-name="T19"> which </text:span><text:span text:style-name="T21">check if</text:span><text:span text:style-name="T19"> the received packet from the client is valid or not.</text:span></text:p>
      <text:p text:style-name="P44"><text:span text:style-name="T19">This field is followed by the </text:span><text:span text:style-name="T21">message </text:span><text:span text:style-name="T19">field which </text:span><text:span text:style-name="T21">represents the reply of the server, we allow a fixed value of 126 bytes, to describe a short error/success message</text:span><text:span text:style-name="T19">.</text:span></text:p>
      <text:p text:style-name="P42"><text:span text:style-name="T19">I</text:span><text:span text:style-name="T17">f the connection was successfully established then the code is “</text:span><text:span text:style-name="T23">10”.</text:span></text:p>
      <text:p text:style-name="P43"><text:span text:style-name="T20">if the </text:span><text:span text:style-name="T72">ClientID already used by another client, then the connection fails with the code “</text:span><text:span text:style-name="T73">11”.</text:span></text:p>
      <text:p text:style-name="P44"><text:span text:style-name="T19">For any other error</text:span><text:span text:style-name="T22">s</text:span><text:span text:style-name="T19"> </text:span><text:span text:style-name="T20">that may occurs</text:span><text:span text:style-name="T19"> while </text:span><text:span text:style-name="T20">connecting, the code “</text:span><text:span text:style-name="T24">-</text:span><text:span text:style-name="T26">3</text:span><text:span text:style-name="T20">” is returned, with the return message specifying the cause .</text:span></text:p>
      <text:h text:style-name="P115" text:outline-level="2" text:is-list-header="true"><text:bookmark-start text:name="__RefHeading___Toc1766_3390238060"/><text:span text:style-name="T74">2.</text:span><text:span text:style-name="T76">2</text:span><text:span text:style-name="T75">. </text:span><text:span text:style-name="T76">Public message </text:span><text:span text:style-name="T77">to all users </text:span><text:bookmark-end text:name="__RefHeading___Toc1766_3390238060"/></text:h>
      <text:p text:style-name="P60"/>
      <text:p text:style-name="P47">Once the client is connected to the server, it could<text:span text:style-name="T152"> </text:span><text:span text:style-name="T153">either</text:span> send <text:span text:style-name="T153">a</text:span> message to all users or specific <text:span text:style-name="T153">one.</text:span></text:p>
      <text:p text:style-name="P47">In this <text:span text:style-name="T153">part,</text:span> we <text:span text:style-name="T153">are</text:span> going to describe the <text:span text:style-name="T153">process of sending a</text:span> public message to all users.<text:line-break/><text:span text:style-name="T152">For a Client A to send a message to all other clients,</text:span> <text:span text:style-name="T152">he has to </text:span>sends the server a packet that follows this format :</text:p>
      <text:p text:style-name="P61"/>
      <text:p text:style-name="P59"/>
      <text:p text:style-name="P59"/>
      <text:p text:style-name="P59"><text:soft-page-break/></text:p>
      <text:p text:style-name="P57"><text:span text:style-name="T146"><text:s text:c="18"/>1</text:span><text:span text:style-name="T133"> byte</text:span> <text:s text:c="3"/><text:span text:style-name="T134"><text:s text:c="6"/>2 bytes <text:s text:c="16"/></text:span><text:span text:style-name="T151">TailleRec bytes</text:span><text:span text:style-name="T134"> <text:s/></text:span><text:span text:style-name="T151">2 bytes</text:span><text:span text:style-name="T134"> <text:s text:c="3"/></text:span><text:span text:style-name="T144">TailleM</text:span><text:span text:style-name="T134"> bytes</text:span> <text:s text:c="9"/></text:p>
      <text:p text:style-name="P40">-----------------------------------------------------</text:p>
      <text:p text:style-name="P40">| <text:span text:style-name="T97">Code</text:span> <text:s/>| <text:s text:c="2"/><text:span text:style-name="T151">TAILLEREC</text:span> <text:s text:c="2"/><text:span text:style-name="T151">| <text:s text:c="3"/>REC <text:s text:c="3"/>| </text:span><text:span text:style-name="T134">TailleM | <text:s/>MSG </text:span><text:span text:style-name="T135">|</text:span></text:p>
      <text:p text:style-name="P119">-----------------------------------------------------</text:p>
      <text:p text:style-name="P132">Figure 2-2-1 : DATA T1 Packet</text:p>
      <text:p text:style-name="P70"><text:span text:style-name="T28">The code field is an integer coded on </text:span><text:span text:style-name="T35">1</text:span><text:span text:style-name="T28"> byte which check if the client A </text:span><text:span text:style-name="T29">sends a message to all users or for a specific user: as a consequence, </text:span><text:span text:style-name="T30">this field </text:span><text:span text:style-name="T36">have the value </text:span><text:span text:style-name="T61">‘1’</text:span><text:span text:style-name="T30">. </text:span><text:span text:style-name="T31">The next field is </text:span><text:span text:style-name="T36">an integer which is</text:span><text:span text:style-name="T31"> </text:span><text:span text:style-name="T36">the size of the next</text:span><text:span text:style-name="T31"> string </text:span><text:span text:style-name="T36">field</text:span><text:span text:style-name="T32">. </text:span><text:span text:style-name="T36">Indeed, this next string field can have as value two possibilities:</text:span></text:p>
      <text:p text:style-name="P70"><text:span text:style-name="T61">‘All’</text:span><text:span text:style-name="T36"> </text:span><text:span text:style-name="T32"><text:s/>: </text:span><text:span text:style-name="T36">Sends message to all users.</text:span></text:p>
      <text:p text:style-name="P70"><text:span text:style-name="T61">‘Pseudonyme of the client receiver’</text:span><text:span text:style-name="T36">: Sends message to a client with the pseudonyme gived in the packet (part 2.3 for more de</text:span><text:span text:style-name="T37">tails).</text:span></text:p>
      <text:p text:style-name="P131"/>
      <text:p text:style-name="P83"><text:span text:style-name="T37">I</text:span><text:span text:style-name="T27">n this part, the value is </text:span><text:span text:style-name="T60">‘All’</text:span><text:span text:style-name="T27">.</text:span></text:p>
      <text:p text:style-name="P70"><text:span text:style-name="T33">At the end, the packet contains the size message field an integer represented on 2 bytes followed by the message field a string a represented on </text:span><text:span text:style-name="T34">tailleM</text:span><text:span text:style-name="T33"> bytes on max.</text:span><text:span text:style-name="T64"><text:line-break/></text:span></text:p>
      <text:p text:style-name="P69"><text:span text:style-name="T50">O</text:span><text:span text:style-name="T51">nce the packet </text:span><text:span text:style-name="T52">was</text:span><text:span text:style-name="T51"> </text:span><text:span text:style-name="T52">received</text:span><text:span text:style-name="T51"> by the server, the server send</text:span><text:span text:style-name="T53">s</text:span><text:span text:style-name="T51"> the message to the all users in </text:span><text:span text:style-name="T53">a </text:span><text:span text:style-name="T51">new packet </text:span><text:span text:style-name="T54">which have the same representation that the packet from the client A to the </text:span><text:span text:style-name="T55">server</text:span><text:span text:style-name="T54"> </text:span><text:span text:style-name="T51">:<text:line-break/></text:span></text:p>
      <text:p text:style-name="P56"><text:span text:style-name="T146"><text:s text:c="18"/>1</text:span><text:span text:style-name="T133"> byte</text:span> <text:s text:c="3"/><text:span text:style-name="T144">2 bytes</text:span> <text:s text:c="9"/><text:span text:style-name="T136">string</text:span> <text:span text:style-name="T134"><text:s text:c="8"/>2 bytes <text:s text:c="5"/></text:span><text:span text:style-name="T144">TailleM</text:span><text:span text:style-name="T134"> bytes</text:span> <text:s text:c="9"/></text:p>
      <text:p text:style-name="P39">---------------------------------------------</text:p>
      <text:p text:style-name="P39">| <text:span text:style-name="T97">Code</text:span> <text:s/>|<text:span text:style-name="T144">TailleCA|</text:span> <text:span text:style-name="T98">ClientA</text:span> | <text:span text:style-name="T134">TailleM | <text:s/>MSG </text:span><text:span text:style-name="T135">|</text:span></text:p>
      <text:p text:style-name="P120">---------------------------------------------</text:p>
      <text:p text:style-name="P132">Figure 2-2-2 : DATA T2 Packet</text:p>
      <text:p text:style-name="P122">The only difference is we specified the sender user (Client A) instead of the receiver <text:span text:style-name="T173">with the value code </text:span><text:span text:style-name="T156">‘2’</text:span>.</text:p>
      <text:h text:style-name="P116" text:outline-level="2" text:is-list-header="true"><text:bookmark-start text:name="__RefHeading___Toc1768_3390238060"/><text:span text:style-name="T74">2.</text:span><text:span text:style-name="T78">3</text:span><text:span text:style-name="T75">. </text:span><text:span text:style-name="T79">M</text:span><text:span text:style-name="T76">essage </text:span><text:span text:style-name="T77">to a </text:span><text:span text:style-name="T78">specific</text:span><text:span text:style-name="T77"> user</text:span><text:bookmark-end text:name="__RefHeading___Toc1768_3390238060"/></text:h>
      <text:p text:style-name="P85"><text:span text:style-name="T86">T</text:span><text:span text:style-name="T85">he process is the same </text:span><text:span text:style-name="T87">as to send to the all users. The only difference is the fact that we specified a field in our packet from the client A the pseudonyme of the client B </text:span><text:span text:style-name="T88">(the recever)</text:span><text:span text:style-name="T87">. As the result, we have the following format:</text:span></text:p>
      <text:p text:style-name="P55"><text:span text:style-name="T146"><text:s text:c="15"/>1</text:span><text:span text:style-name="T133"> byte</text:span> <text:s text:c="3"/><text:span text:style-name="T144">2 bytes</text:span> <text:s text:c="9"/><text:span text:style-name="T136">string</text:span> <text:span text:style-name="T134"><text:s text:c="8"/>2 bytes <text:s text:c="5"/></text:span><text:span text:style-name="T144">TailleM</text:span><text:span text:style-name="T134"> bytes</text:span> <text:s text:c="9"/></text:p>
      <text:p text:style-name="P38">---------------------------------------------</text:p>
      <text:p text:style-name="P38">| <text:span text:style-name="T97">Code</text:span> <text:s/>|<text:span text:style-name="T144">TailleC</text:span><text:span text:style-name="T145">B</text:span><text:span text:style-name="T144">|</text:span> <text:span text:style-name="T98">Client</text:span><text:span text:style-name="T99">B</text:span> | <text:span text:style-name="T134">TailleM | <text:s/>MSG </text:span><text:span text:style-name="T135">|</text:span></text:p>
      <text:p text:style-name="P123">---------------------------------------------</text:p>
      <text:p text:style-name="P133">Figure 2-<text:span text:style-name="T174">3</text:span>-1 : DATA T1 Packet</text:p>
      <text:p text:style-name="P67"><text:soft-page-break/><text:span text:style-name="T47">In the case the client B doesn’t exist;</text:span><text:span text:style-name="T41"> an </text:span><text:span text:style-name="T47">error</text:span><text:span text:style-name="T41"> is send from the server to the client A</text:span><text:span text:style-name="T47"> </text:span><text:span text:style-name="T55">with the value </text:span><text:span text:style-name="T63">‘-1’</text:span><text:span text:style-name="T41">.</text:span></text:p>
      <text:p text:style-name="P54"><text:span text:style-name="T69">2 bytes <text:s text:c="3"/></text:span><text:span text:style-name="T70">126 bytes</text:span></text:p>
      <text:p text:style-name="P105">---------------------------</text:p>
      <text:p text:style-name="P107"><text:span text:style-name="T69">| </text:span><text:span text:style-name="T71">Code</text:span><text:span text:style-name="T68"> </text:span><text:span text:style-name="T69">| <text:s/></text:span><text:span text:style-name="T71">MsgRetour</text:span><text:span text:style-name="T69">|</text:span></text:p>
      <text:p text:style-name="P146">---------------------------</text:p>
      <text:p text:style-name="P135"><text:span text:style-name="T56">Figure 2-</text:span><text:span text:style-name="T57">3</text:span><text:span text:style-name="T56">-</text:span><text:span text:style-name="T57">2</text:span><text:span text:style-name="T56"> : </text:span><text:span text:style-name="T57">Error</text:span><text:span text:style-name="T56"> Packet</text:span></text:p>
      <text:p text:style-name="P68"><text:span text:style-name="T48">In the case where the client B exist</text:span><text:span text:style-name="T49">, a packet from the server to the client B is send. The format is same as the pack from the client A to the server instead of the string gived is the client A pseudonyme </text:span><text:span text:style-name="T42">(the sender):</text:span></text:p>
      <text:p text:style-name="P53"><text:span text:style-name="T147"><text:s text:c="17"/>1</text:span><text:span text:style-name="T133"> byte</text:span> <text:s text:c="3"/><text:span text:style-name="T144">2 bytes</text:span> <text:s text:c="9"/><text:span text:style-name="T136">string</text:span> <text:span text:style-name="T134"><text:s text:c="8"/>2 bytes <text:s text:c="5"/></text:span><text:span text:style-name="T144">TailleM</text:span><text:span text:style-name="T134"> bytes</text:span> <text:s text:c="9"/></text:p>
      <text:p text:style-name="P37">-------------------------------------------</text:p>
      <text:p text:style-name="P37">| <text:span text:style-name="T97">Code</text:span> <text:s/>|<text:span text:style-name="T144">TailleCA|</text:span> <text:span text:style-name="T98">ClientA</text:span> | <text:span text:style-name="T134">TailleM | <text:s/>MSG </text:span><text:span text:style-name="T135">|</text:span></text:p>
      <text:p text:style-name="P124">-------------------------------------------</text:p>
      <text:p text:style-name="P135"><text:span text:style-name="T56">Figure 2-</text:span><text:span text:style-name="T57">3</text:span><text:span text:style-name="T56">-</text:span><text:span text:style-name="T57">3</text:span><text:span text:style-name="T56"> : DATA T2 Packet</text:span></text:p>
      <text:p text:style-name="P74">The format follows the same as the part 2.2 from the server to all users.</text:p>
      <text:h text:style-name="P97" text:outline-level="1"><text:bookmark-start text:name="__RefHeading___Toc1771_3390238060"/><text:span text:style-name="T81">3</text:span><text:span text:style-name="T82">. </text:span><text:span text:style-name="T81">The private connexion</text:span><text:bookmark-end text:name="__RefHeading___Toc1771_3390238060"/></text:h>
      <text:h text:style-name="P117" text:outline-level="2" text:is-list-header="true"><text:bookmark-start text:name="__RefHeading___Toc866_3459904910"/><text:span text:style-name="T80">3</text:span><text:span text:style-name="T74">.1</text:span><text:span text:style-name="T75">. </text:span><text:span text:style-name="T80">Description</text:span><text:bookmark-end text:name="__RefHeading___Toc866_3459904910"/></text:h>
      <text:p text:style-name="P87"><text:span text:style-name="T43">T</text:span><text:span text:style-name="T44">he private connexion consists to establish a connexion between two clients without share their IP address. The two clients A and B connect each with a new socket to the server: the client A with a socket SA and the the client B with socket SB. After an authentification step, the server gives all the readed bytes on SA to SB and all the readed bytes on SB to SA. After this authentification step, the two clients use this connexion “</text:span><text:span text:style-name="T45">without control”. Everything have to pass like if it’s a normal TCP connexion between A and B.<text:line-break/>The protocol must to allow to the clients to </text:span><text:span text:style-name="T46">make requests of private connexions and to accept or refuse the private connexion.<text:line-break/><text:line-break/></text:span><text:span text:style-name="T80">3</text:span><text:span text:style-name="T74">.</text:span><text:span text:style-name="T80">2</text:span><text:span text:style-name="T75">. </text:span><text:span text:style-name="T80">Process with packets</text:span></text:p>
      <text:p text:style-name="P86"><text:span text:style-name="T89">W</text:span><text:span text:style-name="T85">e have two clients : the client A and the client B. They are already connected to the server and A wants establish a private connexion with the client B.<text:line-break/>The client A starts to connect to the server with a connecting packet which follow this format:</text:span></text:p>
      <text:p text:style-name="P52"><text:span text:style-name="T146"><text:s text:c="7"/>1</text:span><text:span text:style-name="T133"> byte</text:span> <text:s text:c="3"/><text:span text:style-name="T144">2 bytes</text:span> <text:s text:c="5"/><text:span text:style-name="T148">m bytes</text:span><text:span text:style-name="T134"> <text:s text:c="4"/>2 bytes <text:s text:c="3"/></text:span><text:span text:style-name="T148">m bytes</text:span> <text:s text:c="8"/></text:p>
      <text:p text:style-name="P36">-----------------------------------------</text:p>
      <text:p text:style-name="P36">| <text:span text:style-name="T97">Code</text:span> <text:s/>| <text:s/><text:span text:style-name="T148">m <text:s/></text:span><text:span text:style-name="T144">|</text:span> <text:span text:style-name="T98">Client</text:span><text:span text:style-name="T100">A</text:span> | <text:s/><text:span text:style-name="T100">m </text:span><text:span text:style-name="T134"><text:s/>| <text:s/></text:span><text:span text:style-name="T148">ClientB</text:span><text:span text:style-name="T134"> </text:span><text:span text:style-name="T135">|</text:span></text:p>
      <text:p text:style-name="P125">-----------------------------------------</text:p>
      <text:p text:style-name="P136"><text:span text:style-name="T56">Figure </text:span><text:span text:style-name="T58">3</text:span><text:span text:style-name="T56">-</text:span><text:span text:style-name="T57">3</text:span><text:span text:style-name="T56">-</text:span><text:span text:style-name="T58">1</text:span><text:span text:style-name="T56"> : </text:span><text:span text:style-name="T58">Private Connecting</text:span><text:span text:style-name="T56"> Packet</text:span></text:p>
      <text:p text:style-name="P75">The first field is the code on one byte which corresponds to the type of the pack: his value is <text:span text:style-name="T154">‘3’</text:span>. The next value is the size of the pseudonyme <text:span text:style-name="T159">of the client A </text:span><text:soft-page-break/><text:span text:style-name="T159">which follows after the size. At the end we have the same fields for client B which follows.</text:span></text:p>
      <text:p text:style-name="P84"><text:span text:style-name="T65">N</text:span><text:span text:style-name="T66">ormally, a new connexion is establish by the packet describe in </text:span><text:span text:style-name="T67">the part 2.1. but as the client A informations are already in the server, we can use this packet to establish the connexion with a new socket and inform the server of the private connexion with client B.<text:line-break/>Once the server receive this packet, the server saves the new socket for the client A and send the request to the client B with the following format: </text:span></text:p>
      <text:p text:style-name="P51"><text:s text:c="16"/><text:span text:style-name="T146">1</text:span><text:span text:style-name="T133"> byte</text:span> <text:s text:c="3"/><text:span text:style-name="T144">2 bytes</text:span> <text:s text:c="5"/><text:span text:style-name="T148">m bytes</text:span><text:span text:style-name="T134"> <text:s text:c="6"/></text:span><text:s text:c="9"/></text:p>
      <text:p text:style-name="P35">-------------------------</text:p>
      <text:p text:style-name="P35">| <text:span text:style-name="T97">Code</text:span> <text:s/>| <text:s/><text:span text:style-name="T148">m <text:s/></text:span><text:span text:style-name="T144">|</text:span> <text:span text:style-name="T98">Client</text:span><text:span text:style-name="T100">A</text:span> |</text:p>
      <text:p text:style-name="P126">-------------------------</text:p>
      <text:p text:style-name="P128"><text:span text:style-name="T163">Figure </text:span><text:span text:style-name="T165">3</text:span><text:span text:style-name="T163">-</text:span><text:span text:style-name="T164">3</text:span><text:span text:style-name="T163">-</text:span><text:span text:style-name="T165">2</text:span><text:span text:style-name="T163"> : </text:span><text:span text:style-name="T165">DATA T3</text:span><text:span text:style-name="T163"> Packet</text:span></text:p>
      <text:p text:style-name="P80"><text:span text:style-name="T140">I</text:span><text:span text:style-name="T137">f the client B doesn’t exist, an error from the server to the client A is return with the code </text:span><text:span text:style-name="T157">‘-1’</text:span><text:span text:style-name="T137">, the same format as the part 2.3</text:span></text:p>
      <text:p text:style-name="P81"><text:span text:style-name="T140">T</text:span><text:span text:style-name="T137">he client B have two possibilities:<text:line-break/></text:span></text:p>
      <text:p text:style-name="P76">- Accept the request:</text:p>
      <text:p text:style-name="P82"><text:span text:style-name="T137"><text:tab/>The client B connect to the server and then establish a new connexion with the server. </text:span><text:span text:style-name="T141">To inform the server that he accept the private connexion, the client B send</text:span><text:span text:style-name="T142">s</text:span><text:span text:style-name="T141"> the same packet that he received from the server </text:span><text:span text:style-name="T143">with the code </text:span><text:span text:style-name="T158">‘12’</text:span><text:span text:style-name="T141">:</text:span></text:p>
      <text:p text:style-name="P50"><text:span text:style-name="T146"><text:s text:c="5"/>1</text:span><text:span text:style-name="T133"> byte</text:span> <text:s text:c="3"/><text:span text:style-name="T144">2 bytes</text:span> <text:s text:c="5"/><text:span text:style-name="T148">m bytes</text:span><text:span text:style-name="T134"> <text:s text:c="4"/>2 bytes <text:s text:c="3"/></text:span><text:span text:style-name="T148">m bytes</text:span> <text:s text:c="8"/></text:p>
      <text:p text:style-name="P34">------------------------------------------</text:p>
      <text:p text:style-name="P34">| <text:span text:style-name="T97">Code</text:span> <text:s/>| <text:s/><text:span text:style-name="T148">m <text:s/></text:span><text:span text:style-name="T144">|</text:span> <text:span text:style-name="T98">Client</text:span><text:span text:style-name="T101">B</text:span> | <text:s/><text:span text:style-name="T100">m </text:span><text:span text:style-name="T134"><text:s/>| <text:s/></text:span><text:span text:style-name="T148">Client</text:span><text:span text:style-name="T149">A</text:span><text:span text:style-name="T134"> </text:span><text:span text:style-name="T135">|</text:span></text:p>
      <text:p text:style-name="P127">------------------------------------------</text:p>
      <text:p text:style-name="P137"><text:span text:style-name="T56">Figure </text:span><text:span text:style-name="T58">3</text:span><text:span text:style-name="T56">-</text:span><text:span text:style-name="T57">3</text:span><text:span text:style-name="T56">-</text:span><text:span text:style-name="T59">3</text:span><text:span text:style-name="T56"> : </text:span><text:span text:style-name="T59">ACK T2</text:span><text:span text:style-name="T56"> Packet</text:span></text:p>
      <text:p text:style-name="P78">The server connects the data from the private connexion of the client A to the private connexion of the client B and vice-versa.</text:p>
      <text:p text:style-name="P72"/>
      <text:p text:style-name="P77">- Refuse the request :</text:p>
      <text:p text:style-name="P71"><text:span text:style-name="T40"><text:tab/></text:span><text:span text:style-name="T38">The client B declines the private connexion request by sending the following packet </text:span><text:span text:style-name="T39">with the code </text:span><text:span text:style-name="T62">‘13’</text:span><text:span text:style-name="T38">:</text:span></text:p>
      <text:p text:style-name="P48"/>
      <text:p text:style-name="P50"><text:span text:style-name="T146"><text:s text:c="14"/>1</text:span><text:span text:style-name="T133"> byte</text:span> <text:s text:c="3"/><text:span text:style-name="T144">2 bytes</text:span> <text:s text:c="5"/><text:span text:style-name="T148">m bytes</text:span><text:span text:style-name="T134"> <text:s text:c="6"/></text:span><text:s text:c="9"/></text:p>
      <text:p text:style-name="P34">-------------------------</text:p>
      <text:p text:style-name="P34">| <text:span text:style-name="T97">Code</text:span> <text:s/>| <text:s/><text:span text:style-name="T148">m <text:s/></text:span><text:span text:style-name="T144">|</text:span> <text:span text:style-name="T98">Client</text:span><text:span text:style-name="T100">A</text:span> |</text:p>
      <text:p text:style-name="P127">-------------------------</text:p>
      <text:p text:style-name="P129"><text:span text:style-name="T163">Figure </text:span><text:span text:style-name="T165">3</text:span><text:span text:style-name="T163">-</text:span><text:span text:style-name="T164">3</text:span><text:span text:style-name="T163">-</text:span><text:span text:style-name="T166">4</text:span><text:span text:style-name="T163"> : </text:span><text:span text:style-name="T166">ACK T3</text:span><text:span text:style-name="T163"> Packet</text:span></text:p>
      <text:p text:style-name="P79">To avoid the pending connexion, the client B send<text:span text:style-name="T160">s</text:span> the response to the server without launch a new connexion. When the server receive the response from the <text:soft-page-break/>client B, the server redirect the response with an ACK packet format to the client A <text:span text:style-name="T161">whit the code </text:span><text:span text:style-name="T155">‘13’</text:span>:</text:p>
      <text:p text:style-name="P49"><text:span text:style-name="T146"><text:s text:c="9"/>1</text:span><text:span text:style-name="T133"> byte</text:span> <text:s text:c="3"/><text:span text:style-name="T134"><text:s text:c="2"/></text:span><text:span text:style-name="T150">126 bytes</text:span> <text:s text:c="9"/></text:p>
      <text:p text:style-name="P33">-----------------</text:p>
      <text:p text:style-name="P33">| <text:span text:style-name="T97">Code</text:span> <text:span text:style-name="T134"><text:s/>| <text:s/>MSG <text:s/></text:span><text:span text:style-name="T135">|</text:span></text:p>
      <text:p text:style-name="P121">-----------------</text:p>
      <text:p text:style-name="P130"><text:span text:style-name="T163">Figure </text:span><text:span text:style-name="T165">3</text:span><text:span text:style-name="T163">-</text:span><text:span text:style-name="T164">3</text:span><text:span text:style-name="T163">-</text:span><text:span text:style-name="T167">2</text:span><text:span text:style-name="T163"> : </text:span><text:span text:style-name="T166">ACK T</text:span><text:span text:style-name="T167">1</text:span><text:span text:style-name="T163"> Packet</text:span></text:p>
      <text:p text:style-name="P73"><text:span text:style-name="T162">After that, the server close properly the two connexions.</text:span><text:line-break/><text:line-break/></text:p>
      <text:h text:style-name="P112" text:outline-level="1"><text:bookmark-start text:name="__RefHeading___Toc1493_2849677352"/><text:span text:style-name="T81">P</text:span><text:span text:style-name="T83">ackets</text:span><text:span text:style-name="T84"> Formats</text:span><text:bookmark-end text:name="__RefHeading___Toc1493_2849677352"/></text:h>
      <text:p text:style-name="P134"><text:span text:style-name="T128"><text:s text:c="6"/>Type <text:s text:c="2"/><text:tab/><text:tab/>Op # <text:s text:c="10"/><text:tab/>Format without header</text:span></text:p>
      <text:p text:style-name="Preformatted_20_Text"/>
      <text:p text:style-name="P138"><text:s text:c="17"/><text:span text:style-name="T104">1</text:span> byte <text:s text:c="6"/><text:span text:style-name="T104">2 bytes</text:span> <text:s text:c="3"/>string <text:s/></text:p>
      <text:p text:style-name="P138"><text:s text:c="10"/><text:tab/> <text:s text:c="3"/>-----------------------------------</text:p>
      <text:p text:style-name="P138"><text:s text:c="3"/><text:span text:style-name="T169">Connecting</text:span> <text:s/>| <text:span text:style-name="T104">0</text:span> <text:s text:c="9"/>| <text:s/><text:span text:style-name="T104">NB</text:span> <text:s/>| <text:s text:c="2"/><text:span text:style-name="T169">Pseudonyme</text:span> <text:s/>|</text:p>
      <text:p text:style-name="P138"><text:s text:c="3"/><text:tab/> <text:s text:c="9"/>-----------------------------------</text:p>
      <text:p text:style-name="P140"><text:tab/><text:tab/><text:tab/> <text:span text:style-name="T146">1</text:span><text:span text:style-name="T133"> byte</text:span> <text:s text:c="3"/><text:span text:style-name="T144">2 bytes</text:span> <text:s text:c="2"/><text:span text:style-name="T148">m bytes</text:span><text:span text:style-name="T134"> <text:s/>2 bytes <text:s text:c="3"/></text:span><text:span text:style-name="T148">m bytes</text:span></text:p>
      <text:p text:style-name="P139"><text:tab/><text:tab/> <text:s text:c="4"/>--------------------------------------------------</text:p>
      <text:p text:style-name="P139"><text:s text:c="3"/><text:span text:style-name="T171">Private<text:tab/> <text:s text:c="3"/>| </text:span><text:span text:style-name="T107">3</text:span><text:span text:style-name="T171"> <text:s text:c="8"/>| <text:s/></text:span><text:span text:style-name="T107">m</text:span><text:span text:style-name="T171"> <text:s text:c="2"/>| <text:s text:c="2"/></text:span><text:span text:style-name="T107">ASKER</text:span><text:span text:style-name="T171"> <text:s/>| <text:s text:c="2"/></text:span><text:span text:style-name="T172">m<text:tab/> <text:s text:c="2"/>| REC <text:s text:c="5"/>|</text:span></text:p>
      <text:p text:style-name="P139"><text:s text:c="2"/><text:span text:style-name="T171">Connecting <text:s text:c="4"/>--------------------------------------------------</text:span></text:p>
      <text:p text:style-name="P138"/>
      <text:p text:style-name="Preformatted_20_Text"/>
      <text:p text:style-name="Preformatted_20_Text"><text:s text:c="11"/><text:tab/><text:tab/>2 bytes <text:s text:c="5"/><text:span text:style-name="T105">2 bytes</text:span> <text:s/><text:span text:style-name="T105">string</text:span> <text:s text:c="2"/><text:span text:style-name="T105">2 bytes</text:span> <text:s text:c="2"/><text:span text:style-name="T105">string</text:span></text:p>
      <text:p text:style-name="Preformatted_20_Text"><text:s text:c="10"/><text:tab/> <text:s text:c="4"/>------------------------------------------------</text:p>
      <text:p text:style-name="Preformatted_20_Text"><text:s text:c="3"/><text:span text:style-name="T171">DATA T1</text:span> <text:s text:c="5"/>| 1 <text:s text:c="9"/>| <text:s/><text:span text:style-name="T105">NBREC</text:span> <text:s/>| <text:s/><text:span text:style-name="T105">REC</text:span> <text:s/>| <text:s text:c="2"/><text:span text:style-name="T170">NB</text:span> <text:s text:c="3"/>| <text:s/><text:span text:style-name="T105">MSG</text:span> <text:s/>|</text:p>
      <text:p text:style-name="Preformatted_20_Text"><text:s text:c="7"/><text:tab/> <text:s text:c="4"/>------------------------------------------------</text:p>
      <text:p text:style-name="P139"><text:s text:c="12"/><text:tab/>2 bytes <text:s text:c="5"/><text:span text:style-name="T105">2 bytes</text:span> <text:s/><text:span text:style-name="T105">string</text:span> <text:s text:c="2"/><text:span text:style-name="T105">2 bytes</text:span> <text:s text:c="2"/><text:span text:style-name="T105">string</text:span></text:p>
      <text:p text:style-name="Preformatted_20_Text"><text:s text:c="10"/><text:tab/> <text:s text:c="4"/>--------------------------------------------------</text:p>
      <text:p text:style-name="P139"><text:s text:c="3"/>DATA <text:span text:style-name="T171">T2</text:span> <text:s text:c="5"/>| <text:span text:style-name="T106">2</text:span> <text:s text:c="9"/>| <text:s/><text:span text:style-name="T105">NB</text:span><text:span text:style-name="T106">S</text:span> <text:s text:c="3"/>| <text:s/><text:span text:style-name="T106">SENDER</text:span> <text:s/>| <text:s text:c="2"/><text:span text:style-name="T170">NB</text:span> <text:s text:c="3"/>| <text:s/><text:span text:style-name="T105">MSG</text:span> |</text:p>
      <text:p text:style-name="Preformatted_20_Text"><text:s text:c="10"/><text:tab/> <text:s text:c="4"/>--------------------------------------------------</text:p>
      <text:p text:style-name="Preformatted_20_Text"/>
      <text:p text:style-name="Preformatted_20_Text"/>
      <text:p text:style-name="P140"><text:s text:c="17"/><text:span text:style-name="T104">1</text:span> byte <text:s text:c="5"/><text:span text:style-name="T104">2 bytes</text:span> <text:s text:c="3"/>string <text:s/></text:p>
      <text:p text:style-name="P140"><text:s text:c="10"/><text:tab/> <text:s text:c="4"/>----------------------------</text:p>
      <text:p text:style-name="P140"><text:s text:c="3"/><text:span text:style-name="T107">DATA T3</text:span> <text:s text:c="5"/>| <text:span text:style-name="T175">3</text:span> <text:s text:c="7"/>| <text:s/><text:span text:style-name="T108">m</text:span> <text:s/>| <text:s text:c="2"/><text:span text:style-name="T107">Client</text:span> <text:s/>|</text:p>
      <text:p text:style-name="P140"><text:s text:c="3"/><text:tab/> <text:s text:c="10"/>----------------------------</text:p>
      <text:p text:style-name="Preformatted_20_Text"/>
      <text:p text:style-name="Preformatted_20_Text"><text:s text:c="14"/><text:tab/><text:span text:style-name="T104">1</text:span> byte <text:s text:c="6"/><text:span text:style-name="T103">string</text:span></text:p>
      <text:p text:style-name="Preformatted_20_Text"><text:s text:c="10"/><text:tab/> <text:s text:c="4"/>---------------------</text:p>
      <text:p text:style-name="Preformatted_20_Text"><text:s text:c="3"/>ACK <text:span text:style-name="T178">T1</text:span><text:tab/> <text:s text:c="3"/>| <text:span text:style-name="T103">10/11/</text:span><text:span text:style-name="T112">13</text:span><text:span text:style-name="T103"> <text:s/></text:span>| <text:s text:c="2"/><text:span text:style-name="T103">Msg</text:span> <text:s/>|</text:p>
      <text:p text:style-name="Preformatted_20_Text"><text:s text:c="10"/><text:tab/> <text:s text:c="4"/>---------------------</text:p>
      <text:p text:style-name="Preformatted_20_Text"/>
      <text:p text:style-name="Preformatted_20_Text"/>
      <text:p text:style-name="P142"><text:s text:c="17"/><text:span text:style-name="T104">1</text:span> byte <text:s text:c="7"/><text:span text:style-name="T104">2 bytes</text:span> <text:s text:c="2"/>string <text:s/><text:span text:style-name="T104">2 bytes</text:span> <text:s text:c="3"/>string </text:p>
      <text:p text:style-name="P142"><text:s text:c="10"/><text:tab/> <text:s text:c="4"/>---------------------------------------------------</text:p>
      <text:p text:style-name="P142"><text:s text:c="3"/><text:span text:style-name="T109">ACK T</text:span><text:span text:style-name="T110">2</text:span> <text:s text:c="7"/>| <text:span text:style-name="T107">1</text:span><text:span text:style-name="T110">2</text:span> <text:s text:c="8"/>| <text:s/><text:span text:style-name="T108">m</text:span> <text:s/>| <text:s text:c="2"/><text:span text:style-name="T107">Client</text:span><text:span text:style-name="T109">A</text:span> <text:s/>| <text:s/><text:span text:style-name="T108">m</text:span> <text:s/>| <text:s text:c="2"/><text:span text:style-name="T107">Client</text:span><text:span text:style-name="T111">B</text:span> <text:s/>|</text:p>
      <text:p text:style-name="P142"><text:s text:c="3"/><text:tab/> <text:s text:c="10"/>---------------------------------------------------</text:p>
      <text:p text:style-name="Preformatted_20_Text"/>
      <text:p text:style-name="Preformatted_20_Text"/>
      <text:p text:style-name="Preformatted_20_Text"/>
      <text:p text:style-name="Preformatted_20_Text"><text:soft-page-break/></text:p>
      <text:p text:style-name="P141"><text:s text:c="17"/><text:span text:style-name="T104">1</text:span> byte <text:s text:c="5"/><text:span text:style-name="T104">2 bytes</text:span> <text:s text:c="3"/>string <text:s/></text:p>
      <text:p text:style-name="P141"><text:s text:c="10"/><text:tab/> <text:s text:c="4"/>-------------------------------</text:p>
      <text:p text:style-name="P141"><text:s text:c="3"/><text:span text:style-name="T109">ACK T</text:span><text:span text:style-name="T110">3</text:span> <text:s text:c="7"/>| <text:span text:style-name="T107">13</text:span> <text:s text:c="8"/>| <text:s/><text:span text:style-name="T108">m</text:span> <text:s/>| <text:s text:c="2"/><text:span text:style-name="T107">Client</text:span> <text:s/>|</text:p>
      <text:p text:style-name="P141"><text:s text:c="3"/><text:tab/> <text:s text:c="10"/>-------------------------------</text:p>
      <text:p text:style-name="P141"/>
      <text:p text:style-name="P141"/>
      <text:p text:style-name="Preformatted_20_Text"/>
      <text:p text:style-name="Preformatted_20_Text"><text:s text:c="14"/><text:tab/><text:span text:style-name="T104">1</text:span> byte <text:s text:c="7"/>string</text:p>
      <text:p text:style-name="Preformatted_20_Text"><text:s text:c="10"/><text:tab/> <text:s text:c="4"/>-------------------------</text:p>
      <text:p text:style-name="Preformatted_20_Text"><text:s text:c="3"/>ERROR <text:s text:c="7"/>| -<text:span text:style-name="T168">1/-2/-3</text:span> <text:s text:c="2"/>| <text:s text:c="2"/>ErrMsg <text:s text:c="2"/>|</text:p>
      <text:p text:style-name="P118"><text:s text:c="17"/>-------------------------</text:p>
      <text:p text:style-name="P147"><text:span text:style-name="T129"/></text:p>
      <text:h text:style-name="P98" text:outline-level="1"><text:bookmark-start text:name="__RefHeading___Toc868_3459904910"/><text:span text:style-name="T123">C</text:span><text:span text:style-name="T119">odes</text:span><text:bookmark-end text:name="__RefHeading___Toc868_3459904910"/></text:h>
      <text:p text:style-name="P90">Value<text:tab/><text:tab/><text:tab/>Meaning</text:p>
      <text:p text:style-name="P90">0<text:tab/><text:tab/><text:tab/>Connexion to the server (part 2.1)</text:p>
      <text:p text:style-name="P90">1<text:tab/><text:tab/><text:tab/>Send message on connexion</text:p>
      <text:p text:style-name="P91">2<text:tab/><text:tab/><text:tab/>Receive message from a client</text:p>
      <text:p text:style-name="P88"><text:span text:style-name="T139">3</text:span><text:span text:style-name="T137"><text:tab/><text:tab/><text:tab/>Request to establish a private connexion</text:span></text:p>
      <text:p text:style-name="P92"><text:tab/><text:tab/><text:tab/></text:p>
      <text:h text:style-name="P98" text:outline-level="1"><text:bookmark-start text:name="__RefHeading___Toc870_3459904910"/><text:span text:style-name="T123">A</text:span><text:span text:style-name="T119">CK Codes</text:span><text:bookmark-end text:name="__RefHeading___Toc870_3459904910"/></text:h>
      <text:p text:style-name="P94">Value<text:tab/><text:tab/><text:tab/>Meaning</text:p>
      <text:p text:style-name="P95">10<text:tab/><text:tab/><text:tab/>Connexion established to the server</text:p>
      <text:p text:style-name="P95">11<text:tab/><text:tab/><text:tab/>Connexion not established to the server</text:p>
      <text:p text:style-name="P89"><text:span text:style-name="T137">12<text:tab/><text:tab/><text:tab/></text:span><text:span text:style-name="T138">Private connexion established</text:span></text:p>
      <text:p text:style-name="P96">13<text:tab/><text:tab/><text:tab/>Private connexion not established</text:p>
      <text:p text:style-name="P96"/>
      <text:h text:style-name="P99" text:outline-level="1"><text:bookmark-start text:name="__RefHeading___Toc872_3459904910"/><text:span text:style-name="T124">Error </text:span><text:span text:style-name="T123">C</text:span><text:span text:style-name="T119">odes</text:span><text:bookmark-end text:name="__RefHeading___Toc872_3459904910"/></text:h>
      <text:p text:style-name="P93">Value<text:tab/><text:tab/><text:tab/>Meaning</text:p>
      <text:p text:style-name="P93">-1<text:tab/><text:tab/><text:tab/>The client don’t exist</text:p>
      <text:p text:style-name="P93">-2<text:tab/><text:tab/><text:tab/>Packet format not respected</text:p>
      <text:p text:style-name="P93">-3<text:tab/><text:tab/><text:tab/>Unexpected error</text:p>
      <text:p text:style-name="P93"><text:soft-page-break/></text:p>
      <text:h text:style-name="P102" text:outline-level="1"><text:bookmark-start text:name="__RefHeading___Toc874_3459904910"/>Authors' Addresses<text:bookmark-end text:name="__RefHeading___Toc874_3459904910"/></text:h>
      <text:p text:style-name="P65"/>
      <text:p text:style-name="P64">Angelica Amine</text:p>
      <text:p text:style-name="P63"><text:span text:style-name="T137">email: </text:span><text:a xlink:type="simple" xlink:href="mailto:aamine@etud.u-pem.fr" text:style-name="Internet_20_link" text:visited-style-name="Visited_20_Internet_20_Link"><text:span text:style-name="T137">aamine@etud.u-pem.fr</text:span></text:a></text:p>
      <text:p text:style-name="P64"/>
      <text:p text:style-name="P64">Mohamed Yassine Yahyaoui</text:p>
      <text:p text:style-name="P63"><text:span text:style-name="T137">email: </text:span><text:a xlink:type="simple" xlink:href="mailto:myahyao01@etud.u-pem.fr" text:style-name="Internet_20_link" text:visited-style-name="Visited_20_Internet_20_Link"><text:span text:style-name="T137">myahyao01@etud.u-pem.fr</text:span></text:a></text:p>
      <text:p text:style-name="P6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86cm" style:type="center"/>
          <style:tab-stop style:position="15.72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86cm" style:type="center"/>
          <style:tab-stop style:position="15.722cm" style:type="right"/>
        </style:tab-stops>
      </style:paragraph-properties>
    </style:style>
    <style:style style:name="Header" style:family="paragraph" style:parent-style-name="Header_20_and_20_Footer" style:class="extra">
      <style:paragraph-properties text:number-lines="false" text:line-number="0">
        <style:tab-stops>
          <style:tab-stop style:position="7.86cm" style:type="center"/>
          <style:tab-stop style:position="15.72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6pt" fo:font-weight="bold" officeooo:rsid="00158d88"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bebc6e" officeooo:paragraph-rsid="00bebc6e" style:font-size-asian="8.75pt" style:font-size-complex="10pt"/>
    </style:style>
    <style:style style:name="MP2" style:family="paragraph" style:parent-style-name="Footer">
      <style:text-properties fo:font-size="10pt" officeooo:rsid="00be33e9" officeooo:paragraph-rsid="00be33e9" style:font-size-asian="8.75pt" style:font-size-complex="10pt"/>
    </style:style>
    <style:page-layout style:name="Mpm1">
      <style:page-layout-properties fo:page-width="21.001cm" fo:page-height="29.7cm" style:num-format="1" style:print-orientation="portrait" fo:margin-top="2cm" fo:margin-bottom="2cm" fo:margin-left="2cm" fo:margin-right="3.27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FC<text:tab/>ChatOs<text:tab/>February 2021</text:p>
      </style:header>
      <style:footer>
        <text:p text:style-name="MP2">Amine &amp; Yahyaoui<text:tab/><text:tab/>Page <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6:38:08.126293941</meta:creation-date>
    <dc:date>2021-03-05T16:14:43.730114017</dc:date>
    <meta:editing-duration>PT13H43M33S</meta:editing-duration>
    <meta:editing-cycles>95</meta:editing-cycles>
    <meta:generator>LibreOffice/6.4.6.2$Linux_X86_64 LibreOffice_project/40$Build-2</meta:generator>
    <meta:document-statistic meta:table-count="0" meta:image-count="0" meta:object-count="0" meta:page-count="9" meta:paragraph-count="217" meta:word-count="2041" meta:character-count="13262" meta:non-whitespace-character-count="10205"/>
  </office:meta>
</office:document-meta>
</file>